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f102"/>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text-properties fo:font-weight="bold" style:font-weight-asian="bold" style:font-weight-complex="bold"/>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paragraph-properties fo:margin-top="0cm" fo:margin-bottom="0cm" style:contextual-spacing="false"/>
    </style:style>
    <style:style style:name="P41" style:family="paragraph" style:parent-style-name="Text_20_body" style:list-style-name="L37">
      <style:paragraph-properties fo:margin-top="0cm" fo:margin-bottom="0cm" style:contextual-spacing="false"/>
    </style:style>
    <style:style style:name="P42" style:family="paragraph" style:parent-style-name="Text_20_body" style:list-style-name="L38">
      <style:paragraph-properties fo:margin-top="0cm" fo:margin-bottom="0cm" style:contextual-spacing="false"/>
    </style:style>
    <style:style style:name="P43" style:family="paragraph" style:parent-style-name="Text_20_body" style:list-style-name="L39">
      <style:paragraph-properties fo:margin-top="0cm" fo:margin-bottom="0cm" style:contextual-spacing="false"/>
    </style:style>
    <style:style style:name="P44" style:family="paragraph" style:parent-style-name="Text_20_body" style:list-style-name="L40">
      <style:paragraph-properties fo:margin-top="0cm" fo:margin-bottom="0cm" style:contextual-spacing="false"/>
    </style:style>
    <style:style style:name="P45" style:family="paragraph" style:parent-style-name="Text_20_body" style:list-style-name="L41">
      <style:paragraph-properties fo:margin-top="0cm" fo:margin-bottom="0cm" style:contextual-spacing="false"/>
    </style:style>
    <style:style style:name="P46" style:family="paragraph" style:parent-style-name="Text_20_body" style:list-style-name="L42">
      <style:paragraph-properties fo:margin-top="0cm" fo:margin-bottom="0cm" style:contextual-spacing="false"/>
    </style:style>
    <style:style style:name="P47" style:family="paragraph" style:parent-style-name="Text_20_body" style:list-style-name="L43">
      <style:paragraph-properties fo:margin-top="0cm" fo:margin-bottom="0cm" style:contextual-spacing="false"/>
    </style:style>
    <style:style style:name="P48" style:family="paragraph" style:parent-style-name="Text_20_body" style:list-style-name="L44">
      <style:paragraph-properties fo:margin-top="0cm" fo:margin-bottom="0cm" style:contextual-spacing="false"/>
    </style:style>
    <style:style style:name="P49" style:family="paragraph" style:parent-style-name="Text_20_body" style:list-style-name="L45">
      <style:paragraph-properties fo:margin-top="0cm" fo:margin-bottom="0cm" style:contextual-spacing="false"/>
    </style:style>
    <style:style style:name="P50" style:family="paragraph" style:parent-style-name="Text_20_body" style:list-style-name="L46">
      <style:paragraph-properties fo:margin-top="0cm" fo:margin-bottom="0cm" style:contextual-spacing="false"/>
    </style:style>
    <style:style style:name="P51" style:family="paragraph" style:parent-style-name="Text_20_body">
      <style:text-properties officeooo:paragraph-rsid="0017f10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list text:style-name="L1">
        <text:list-item>
          <text:p text:style-name="P4"><text:a xlink:type="simple" xlink:href="#methodology" text:style-name="Internet_20_link" text:visited-style-name="Visited_20_Internet_20_Link"><text:span text:style-name="Definition">Methodology</text:span></text:a></text:p>
          <text:list text:style-name="L2">
            <text:list-item>
              <text:p text:style-name="P5"><text:a xlink:type="simple" xlink:href="#research-questions---may-2023" text:style-name="Internet_20_link" text:visited-style-name="Visited_20_Internet_20_Link"><text:span text:style-name="Definition">Research Questions - May 2023</text:span></text:a></text:p>
            </text:list-item>
            <text:list-item>
              <text:p text:style-name="P5"><text:a xlink:type="simple" xlink:href="#theoretical-framework" text:style-name="Internet_20_link" text:visited-style-name="Visited_20_Internet_20_Link"><text:span text:style-name="Definition">Theoretical Framework</text:span></text:a></text:p>
              <text:list text:style-name="L3">
                <text:list-item>
                  <text:p text:style-name="P6"><text:a xlink:type="simple" xlink:href="#primary-framework-activity-theory" text:style-name="Internet_20_link" text:visited-style-name="Visited_20_Internet_20_Link"><text:span text:style-name="Definition">Primary framework Activity Theory</text:span></text:a></text:p>
                </text:list-item>
                <text:list-item>
                  <text:p text:style-name="P6"><text:a xlink:type="simple" xlink:href="#socio-cultural-approaches-and-the-primacy-of-context" text:style-name="Internet_20_link" text:visited-style-name="Visited_20_Internet_20_Link"><text:span text:style-name="Definition">Socio cultural approaches and the primacy of context</text:span></text:a></text:p>
                </text:list-item>
                <text:list-item>
                  <text:p text:style-name="P6"><text:a xlink:type="simple" xlink:href="#context-and-generalisation-of-results" text:style-name="Internet_20_link" text:visited-style-name="Visited_20_Internet_20_Link"><text:span text:style-name="Definition">Context and Generalisation of results:</text:span></text:a></text:p>
                </text:list-item>
                <text:list-item>
                  <text:p text:style-name="P6"><text:a xlink:type="simple" xlink:href="#utility-of-research" text:style-name="Internet_20_link" text:visited-style-name="Visited_20_Internet_20_Link"><text:span text:style-name="Definition">Utility of research:</text:span></text:a></text:p>
                </text:list-item>
                <text:list-item>
                  <text:p text:style-name="P6"><text:a xlink:type="simple" xlink:href="#justification-of-choice-esp-compared-to-contructionism" text:style-name="Internet_20_link" text:visited-style-name="Visited_20_Internet_20_Link"><text:span text:style-name="Definition">Justification of choice (esp compared to contructionism)</text:span></text:a></text:p>
                </text:list-item>
              </text:list>
            </text:list-item>
            <text:list-item>
              <text:p text:style-name="P5"><text:a xlink:type="simple" xlink:href="#conceptualising-activity-in-this-learning-design" text:style-name="Internet_20_link" text:visited-style-name="Visited_20_Internet_20_Link"><text:span text:style-name="Definition">Conceptualising activity in this learning design</text:span></text:a></text:p>
              <text:list text:style-name="L4">
                <text:list-item>
                  <text:p text:style-name="P7"><text:a xlink:type="simple" xlink:href="#levels-of-abstraction-in-activity-theory" text:style-name="Internet_20_link" text:visited-style-name="Visited_20_Internet_20_Link"><text:span text:style-name="Definition">Levels of Abstraction in Activity Theory</text:span></text:a></text:p>
                  <text:list text:style-name="L5">
                    <text:list-item>
                      <text:p text:style-name="P8"><text:a xlink:type="simple" xlink:href="#choosing-smaller-units-of-analysis" text:style-name="Internet_20_link" text:visited-style-name="Visited_20_Internet_20_Link"><text:span text:style-name="Definition">Choosing smaller units of analysis</text:span></text:a></text:p>
                    </text:list-item>
                  </text:list>
                </text:list-item>
                <text:list-item>
                  <text:p text:style-name="P7"><text:a xlink:type="simple" xlink:href="#the-role-of-contradictions-between-activity-system-elements" text:style-name="Internet_20_link" text:visited-style-name="Visited_20_Internet_20_Link"><text:span text:style-name="Definition">The role of contradictions between activity system elements</text:span></text:a></text:p>
                </text:list-item>
              </text:list>
            </text:list-item>
            <text:list-item>
              <text:p text:style-name="P5"><text:a xlink:type="simple" xlink:href="#conceptualising-agency" text:style-name="Internet_20_link" text:visited-style-name="Visited_20_Internet_20_Link"><text:span text:style-name="Definition">Conceptualising agency</text:span></text:a></text:p>
              <text:list text:style-name="L6">
                <text:list-item>
                  <text:p text:style-name="P9"><text:a xlink:type="simple" xlink:href="#on-agency-activity-theory-and-formative-interventions" text:style-name="Internet_20_link" text:visited-style-name="Visited_20_Internet_20_Link"><text:span text:style-name="Definition">On agency, activity theory and formative interventions</text:span></text:a></text:p>
                </text:list-item>
                <text:list-item>
                  <text:p text:style-name="P9"><text:a xlink:type="simple" xlink:href="#on-double-stimulation-and-agency" text:style-name="Internet_20_link" text:visited-style-name="Visited_20_Internet_20_Link"><text:span text:style-name="Definition">On double stimulation and agency</text:span></text:a></text:p>
                  <text:list text:style-name="L7">
                    <text:list-item>
                      <text:p text:style-name="P10"><text:a xlink:type="simple" xlink:href="#on-affordances-and-anchors" text:style-name="Internet_20_link" text:visited-style-name="Visited_20_Internet_20_Link"><text:span text:style-name="Definition">On affordances and anchors</text:span></text:a></text:p>
                    </text:list-item>
                  </text:list>
                </text:list-item>
              </text:list>
            </text:list-item>
            <text:list-item>
              <text:p text:style-name="P5"><text:a xlink:type="simple" xlink:href="#dbr-and-formative-interventions---move-up" text:style-name="Internet_20_link" text:visited-style-name="Visited_20_Internet_20_Link"><text:span text:style-name="Definition">DBR and formative interventions - MOVE UP ?</text:span></text:a></text:p>
              <text:list text:style-name="L8">
                <text:list-item>
                  <text:p text:style-name="P11"><text:a xlink:type="simple" xlink:href="#design-based-research-and-formative-intervention-studies-within-educational-field" text:style-name="Internet_20_link" text:visited-style-name="Visited_20_Internet_20_Link"><text:span text:style-name="Definition">Design-based research and formative intervention studies within educational field</text:span></text:a></text:p>
                </text:list-item>
                <text:list-item>
                  <text:p text:style-name="P11"><text:a xlink:type="simple" xlink:href="#early-limits-of-dbr-addressed-by-expansive-learning---and-formative-interventions" text:style-name="Internet_20_link" text:visited-style-name="Visited_20_Internet_20_Link"><text:span text:style-name="Definition">Early limits of DBR addressed by expansive learning - and formative interventions</text:span></text:a></text:p>
                </text:list-item>
                <text:list-item>
                  <text:p text:style-name="P11"><text:a xlink:type="simple" xlink:href="#exploring-specific-techniques-of-formative-interventions---drop-for-a-more-personal-take-so-comparative-to-this-intervention-find-more-direct-parallels-5d-for-example" text:style-name="Internet_20_link" text:visited-style-name="Visited_20_Internet_20_Link"><text:span text:style-name="Definition">Exploring specific techniques of formative interventions - DROP FOR A MORE PERSONAL TAKE / SO COMPARATIVE TO THIS INTERVENTION? FIND MORE DIRECT PARALLELS? 5D FOR EXAMPLE</text:span></text:a></text:p>
                </text:list-item>
              </text:list>
            </text:list-item>
            <text:list-item>
              <text:p text:style-name="P5"><text:a xlink:type="simple" xlink:href="#agreeing-terminology" text:style-name="Internet_20_link" text:visited-style-name="Visited_20_Internet_20_Link"><text:span text:style-name="Definition">Agreeing terminology</text:span></text:a></text:p>
              <text:list text:style-name="L9">
                <text:list-item>
                  <text:p text:style-name="P12"><text:a xlink:type="simple" xlink:href="#overall-process-dbr-or-chat-or-fomative" text:style-name="Internet_20_link" text:visited-style-name="Visited_20_Internet_20_Link"><text:span text:style-name="Definition">Overall process DBR or CHAT or Fomative</text:span></text:a></text:p>
                </text:list-item>
                <text:list-item>
                  <text:p text:style-name="P12"><text:a xlink:type="simple" xlink:href="#disambiguating-terminology---conflicts-tensions-contradictions-dilemmas" text:style-name="Internet_20_link" text:visited-style-name="Visited_20_Internet_20_Link"><text:span text:style-name="Definition">Disambiguating terminology - Conflicts, tensions, contradictions, dilemmas</text:span></text:a></text:p>
                </text:list-item>
              </text:list>
            </text:list-item>
            <text:list-item>
              <text:p text:style-name="P5"><text:a xlink:type="simple" xlink:href="#data-gathering-and-preparation" text:style-name="Internet_20_link" text:visited-style-name="Visited_20_Internet_20_Link"><text:span text:style-name="Definition">Data Gathering and Preparation</text:span></text:a></text:p>
              <text:list text:style-name="L10">
                <text:list-item>
                  <text:p text:style-name="P13"><text:a xlink:type="simple" xlink:href="#aligning-data-gathering-and-analysis-with-socio-cultural-approach" text:style-name="Internet_20_link" text:visited-style-name="Visited_20_Internet_20_Link"><text:span text:style-name="Definition">Aligning data gathering and analysis with socio cultural approach</text:span></text:a></text:p>
                  <text:list text:style-name="L11">
                    <text:list-item>
                      <text:p text:style-name="P14"><text:a xlink:type="simple" xlink:href="#describing-the-formative-intervention-of-this-research" text:style-name="Internet_20_link" text:visited-style-name="Visited_20_Internet_20_Link"><text:span text:style-name="Definition">Describing the formative intervention of this research</text:span></text:a></text:p>
                    </text:list-item>
                  </text:list>
                </text:list-item>
                <text:list-item>
                  <text:p text:style-name="P13"><text:a xlink:type="simple" xlink:href="#data-processing" text:style-name="Internet_20_link" text:visited-style-name="Visited_20_Internet_20_Link"><text:span text:style-name="Definition">Data Processing</text:span></text:a></text:p>
                  <text:list text:style-name="L12">
                    <text:list-item>
                      <text:p text:style-name="P15"><text:a xlink:type="simple" xlink:href="#video-processing" text:style-name="Internet_20_link" text:visited-style-name="Visited_20_Internet_20_Link"><text:span text:style-name="Definition">360 Video Processing</text:span></text:a></text:p>
                    </text:list-item>
                    <text:list-item>
                      <text:p text:style-name="P15"><text:a xlink:type="simple" xlink:href="#screen-capture-processing" text:style-name="Internet_20_link" text:visited-style-name="Visited_20_Internet_20_Link"><text:span text:style-name="Definition">Screen Capture Processing</text:span></text:a></text:p>
                    </text:list-item>
                    <text:list-item>
                      <text:p text:style-name="P15"><text:a xlink:type="simple" xlink:href="#learnings-and-recommendations" text:style-name="Internet_20_link" text:visited-style-name="Visited_20_Internet_20_Link"><text:span text:style-name="Definition">Learnings and recommendations</text:span></text:a></text:p>
                    </text:list-item>
                  </text:list>
                </text:list-item>
              </text:list>
            </text:list-item>
            <text:list-item>
              <text:p text:style-name="P5"><text:a xlink:type="simple" xlink:href="#data-analysis-methods-and-justification" text:style-name="Internet_20_link" text:visited-style-name="Visited_20_Internet_20_Link"><text:span text:style-name="Definition">Data analysis methods and justification</text:span></text:a></text:p>
              <text:list text:style-name="L13">
                <text:list-item>
                  <text:p text:style-name="P16"><text:a xlink:type="simple" xlink:href="#interview-data" text:style-name="Internet_20_link" text:visited-style-name="Visited_20_Internet_20_Link"><text:span text:style-name="Definition">Interview data</text:span></text:a></text:p>
                  <text:list text:style-name="L14">
                    <text:list-item>
                      <text:p text:style-name="P17"><text:a xlink:type="simple" xlink:href="#practitioner-interviews" text:style-name="Internet_20_link" text:visited-style-name="Visited_20_Internet_20_Link"><text:span text:style-name="Definition">Practitioner interviews</text:span></text:a></text:p>
                    </text:list-item>
                    <text:list-item>
                      <text:p text:style-name="P17"><text:a xlink:type="simple" xlink:href="#participant-interviews" text:style-name="Internet_20_link" text:visited-style-name="Visited_20_Internet_20_Link"><text:span text:style-name="Definition">Participant interviews</text:span></text:a></text:p>
                    </text:list-item>
                    <text:list-item>
                      <text:p text:style-name="P17"><text:a xlink:type="simple" xlink:href="#limitations-in-interview-data" text:style-name="Internet_20_link" text:visited-style-name="Visited_20_Internet_20_Link"><text:span text:style-name="Definition">Limitations in interview data</text:span></text:a></text:p>
                    </text:list-item>
                  </text:list>
                </text:list-item>
                <text:list-item>
                  <text:p text:style-name="P16"><text:a xlink:type="simple" xlink:href="#other-data" text:style-name="Internet_20_link" text:visited-style-name="Visited_20_Internet_20_Link"><text:span text:style-name="Definition">Other data</text:span></text:a></text:p>
                </text:list-item>
              </text:list>
            </text:list-item>
            <text:list-item>
              <text:p text:style-name="P5"><text:a xlink:type="simple" xlink:href="#analysis-of-video-overview" text:style-name="Internet_20_link" text:visited-style-name="Visited_20_Internet_20_Link"><text:span text:style-name="Definition">Analysis of Video overview</text:span></text:a></text:p>
              <text:list text:style-name="L15">
                <text:list-item>
                  <text:p text:style-name="P18"><text:a xlink:type="simple" xlink:href="#rational-and-approach-of-video-data-analysis" text:style-name="Internet_20_link" text:visited-style-name="Visited_20_Internet_20_Link"><text:span text:style-name="Definition">Rational and approach of video data analysis</text:span></text:a></text:p>
                </text:list-item>
              </text:list>
            </text:list-item>
            <text:list-item>
              <text:p text:style-name="P5"><text:a xlink:type="simple" xlink:href="#detailed-transcription-of-video-sources" text:style-name="Internet_20_link" text:visited-style-name="Visited_20_Internet_20_Link"><text:soft-page-break/><text:span text:style-name="Definition">Detailed transcription of video sources</text:span></text:a></text:p>
              <text:list text:style-name="L16">
                <text:list-item>
                  <text:p text:style-name="P19"><text:a xlink:type="simple" xlink:href="#transcriptiondescription-of-data" text:style-name="Internet_20_link" text:visited-style-name="Visited_20_Internet_20_Link"><text:span text:style-name="Definition">Transcription/description of data</text:span></text:a></text:p>
                  <text:list text:style-name="L17">
                    <text:list-item>
                      <text:p text:style-name="P20"><text:a xlink:type="simple" xlink:href="#grades-of-video-data-analysis" text:style-name="Internet_20_link" text:visited-style-name="Visited_20_Internet_20_Link"><text:span text:style-name="Definition">Grades of video data analysis</text:span></text:a></text:p>
                    </text:list-item>
                    <text:list-item>
                      <text:p text:style-name="P20"><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item>
                      <text:p text:style-name="P20"><text:a xlink:type="simple" xlink:href="#incorporating-gesture-and-wider-movement-in-analysis" text:style-name="Internet_20_link" text:visited-style-name="Visited_20_Internet_20_Link"><text:span text:style-name="Definition">Incorporating gesture and wider movement in analysis</text:span></text:a></text:p>
                    </text:list-item>
                    <text:list-item>
                      <text:p text:style-name="P20"><text:a xlink:type="simple" xlink:href="#using-a-3-planes-approach" text:style-name="Internet_20_link" text:visited-style-name="Visited_20_Internet_20_Link"><text:span text:style-name="Definition">Using a 3 Planes Approach</text:span></text:a></text:p>
                    </text:list-item>
                  </text:list>
                </text:list-item>
              </text:list>
            </text:list-item>
            <text:list-item>
              <text:p text:style-name="P5"><text:a xlink:type="simple" xlink:href="#thematic-analysis-of-video-data" text:style-name="Internet_20_link" text:visited-style-name="Visited_20_Internet_20_Link"><text:span text:style-name="Definition">Thematic analysis of video data</text:span></text:a></text:p>
              <text:list text:style-name="L18">
                <text:list-item>
                  <text:p text:style-name="P21"><text:a xlink:type="simple" xlink:href="#notes-on-underpinning-of-thematic-analysis-of-video-data" text:style-name="Internet_20_link" text:visited-style-name="Visited_20_Internet_20_Link"><text:span text:style-name="Definition">Notes on Underpinning of Thematic Analysis of Video Data</text:span></text:a></text:p>
                  <text:list text:style-name="L19">
                    <text:list-item>
                      <text:p text:style-name="P22"><text:a xlink:type="simple" xlink:href="#what-was-excluded-and-rationale" text:style-name="Internet_20_link" text:visited-style-name="Visited_20_Internet_20_Link"><text:span text:style-name="Definition">What was Excluded and Rationale</text:span></text:a></text:p>
                    </text:list-item>
                    <text:list-item>
                      <text:p text:style-name="P22"><text:a xlink:type="simple" xlink:href="#coding-participant-roles-and-interactions." text:style-name="Internet_20_link" text:visited-style-name="Visited_20_Internet_20_Link"><text:span text:style-name="Definition">Coding Participant Roles and Interactions.</text:span></text:a></text:p>
                    </text:list-item>
                    <text:list-item>
                      <text:p text:style-name="P22"><text:a xlink:type="simple" xlink:href="#coding-design-cycle-stages" text:style-name="Internet_20_link" text:visited-style-name="Visited_20_Internet_20_Link"><text:span text:style-name="Definition">Coding Design Cycle Stages</text:span></text:a></text:p>
                    </text:list-item>
                    <text:list-item>
                      <text:p text:style-name="P22"><text:a xlink:type="simple" xlink:href="#coding-game-design-themes" text:style-name="Internet_20_link" text:visited-style-name="Visited_20_Internet_20_Link"><text:span text:style-name="Definition">Coding Game Design Themes</text:span></text:a></text:p>
                    </text:list-item>
                  </text:list>
                </text:list-item>
                <text:list-item>
                  <text:p text:style-name="P21"><text:a xlink:type="simple" xlink:href="#proposal-coding-impact-on-design-processes-on-learner-agency---boiled-down--" text:style-name="Internet_20_link" text:visited-style-name="Visited_20_Internet_20_Link"><text:span text:style-name="Definition">PROPOSAL Coding impact on design/ processes on learner agency - boiled down -</text:span></text:a></text:p>
                </text:list-item>
                <text:list-item>
                  <text:p text:style-name="P21"><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21"><text:a xlink:type="simple" xlink:href="#analysis-of-activities-based-on-cultural-interpersonal-and-personal-focusing" text:style-name="Internet_20_link" text:visited-style-name="Visited_20_Internet_20_Link"><text:span text:style-name="Definition">Analysis of activities based on Cultural, Interpersonal and Personal focusing</text:span></text:a></text:p>
                </text:list-item>
                <text:list-item>
                  <text:p text:style-name="P21"><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1"><text:a xlink:type="simple" xlink:href="#data-validity---triangulation-of-data" text:style-name="Internet_20_link" text:visited-style-name="Visited_20_Internet_20_Link"><text:span text:style-name="Definition">Data Validity - Triangulation of Data</text:span></text:a></text:p>
                </text:list-item>
                <text:list-item>
                  <text:p text:style-name="P21"><text:a xlink:type="simple" xlink:href="#generalisation-of-results" text:style-name="Internet_20_link" text:visited-style-name="Visited_20_Internet_20_Link"><text:span text:style-name="Definition">Generalisation of Results</text:span></text:a></text:p>
                </text:list-item>
              </text:list>
            </text:list-item>
            <text:list-item>
              <text:p text:style-name="P5"><text:a xlink:type="simple" xlink:href="#research-questions" text:style-name="Internet_20_link" text:visited-style-name="Visited_20_Internet_20_Link"><text:span text:style-name="Definition">Research Questions</text:span></text:a></text:p>
              <text:list text:style-name="L20">
                <text:list-item>
                  <text:p text:style-name="P23"><text:a xlink:type="simple" xlink:href="#how-research-questions-evolved" text:style-name="Internet_20_link" text:visited-style-name="Visited_20_Internet_20_Link"><text:span text:style-name="Definition">How Research Questions Evolved</text:span></text:a></text:p>
                </text:list-item>
                <text:list-item>
                  <text:p text:style-name="P23"><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
            </text:list-item>
            <text:list-item>
              <text:p text:style-name="P5"><text:a xlink:type="simple" xlink:href="#discussion-on-methodology" text:style-name="Internet_20_link" text:visited-style-name="Visited_20_Internet_20_Link"><text:span text:style-name="Definition">Discussion on Methodology</text:span></text:a></text:p>
              <text:list text:style-name="L21">
                <text:list-item>
                  <text:p text:style-name="P24"><text:a xlink:type="simple" xlink:href="#discussion" text:style-name="Internet_20_link" text:visited-style-name="Visited_20_Internet_20_Link"><text:span text:style-name="Definition">Discussion</text:span></text:a></text:p>
                </text:list-item>
                <text:list-item>
                  <text:p text:style-name="P24"><text:a xlink:type="simple" xlink:href="#authenticity---creating-value" text:style-name="Internet_20_link" text:visited-style-name="Visited_20_Internet_20_Link"><text:span text:style-name="Definition">Authenticity - creating value</text:span></text:a></text:p>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22">
                <text:list-item>
                  <text:p text:style-name="P25"><text:a xlink:type="simple" xlink:href="#p1-exploratory-stage-oct-2017---dec-2018" text:style-name="Internet_20_link" text:visited-style-name="Visited_20_Internet_20_Link"><text:span text:style-name="Definition">P1: Exploratory stage: Oct 2017 - Dec 2018</text:span></text:a></text:p>
                </text:list-item>
                <text:list-item>
                  <text:p text:style-name="P25"><text:a xlink:type="simple" xlink:href="#p2-accelerated-game-making-programme-5-weeks-jan---feb-2019" text:style-name="Internet_20_link" text:visited-style-name="Visited_20_Internet_20_Link"><text:span text:style-name="Definition">P2: Accelerated game making programme (5 weeks): Jan - Feb 2019</text:span></text:a></text:p>
                </text:list-item>
                <text:list-item>
                  <text:p text:style-name="P25"><text:a xlink:type="simple" xlink:href="#p3-adding-a-process-drama-to-the-game-making-programme-april---may-2019" text:style-name="Internet_20_link" text:visited-style-name="Visited_20_Internet_20_Link"><text:span text:style-name="Definition">P3: Adding a process drama to the game making programme: April - May 2019</text:span></text:a></text:p>
                </text:list-item>
                <text:list-item>
                  <text:p text:style-name="P25"><text:a xlink:type="simple" xlink:href="#p4-adapting-to-makecode-arcade-and-more-formal-settings-jan-2020---september-2020" text:style-name="Internet_20_link" text:visited-style-name="Visited_20_Internet_20_Link"><text:span text:style-name="Definition">P4: Adapting to MakeCode Arcade and more formal settings: Jan 2020 - September 2020</text:span></text:a></text:p>
                </text:list-item>
                <text:list-item>
                  <text:p text:style-name="P25"><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 text:style-name="L23">
                    <text:list-item>
                      <text:p text:style-name="P26"><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25"><text:a xlink:type="simple" xlink:href="#more-material-on-expansive-learning-formative-inteventions-dbr" text:style-name="Internet_20_link" text:visited-style-name="Visited_20_Internet_20_Link"><text:span text:style-name="Definition">More material on Expansive Learning / Formative Inteventions / DBR</text:span></text:a></text:p>
                </text:list-item>
              </text:list>
            </text:list-item>
            <text:list-item>
              <text:p text:style-name="P5"><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feb-2024"/>Research Questions - Feb 2024<text:bookmark-end text:name="research-questions---feb-2024"/></text:h>
      <text:list text:style-name="L24">
        <text:list-item>
          <text:p text:style-name="P27">What pedagogical tools and processes are available to support novices to overcome barriers to participation in game coding processes?</text:p>
        </text:list-item>
        <text:list-item>
          <text:p text:style-name="P27"><text:soft-page-break/>How can learners build agency in an evolving community of game makers?</text:p>
        </text:list-item>
        <text:list-item>
          <text:p text:style-name="P27">How can game design patterns support the development of coding practices with novices?</text:p>
        </text:list-item>
      </text:list>
      <text:h text:style-name="Heading_20_2" text:outline-level="2"><text:bookmark-start text:name="theoretical-framework"/>Theoretical Framework<text:bookmark-end text:name="theoretical-framework"/></text:h>
      <text:h text:style-name="Heading_20_3" text:outline-level="3"><text:bookmark-start text:name="primary-framework-activity-theory"/>Primary framework Activity Theory<text:bookmark-end text:name="primary-framework-activity-theory"/></text:h>
      <text:p text:style-name="First_20_paragraph">In the literature review we explored sociocultural views on learning and development on learning in created cultures.</text:p>
      <text:p text:style-name="Text_20_body">The focus of this study is on the construction of shared meaning and practices as part of an emerging community of game makers.</text:p>
      <text:p text:style-name="Text_20_body">To do this I adopt a sociocultural approach and specifically cultural historical activity theory CHAT in the form of design-based research.</text:p>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zpqQQOlPlM"/>(Barab et al., 2019)<text:reference-mark-end text:name="ZOTERO_ITEM CSL_CITATION {&quot;citationID&quot;:&quot;kuuxfith&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zpqQQOlPlM"/></text:p>
      <text:p text:style-name="Preformatted_20_Text">A central assumption underlying</text:p>
      <text:p text:style-name="Preformatted_20_Text">this essay is that any abstraction of ‘content’ from its ecological functioning <text:s text:c="2"/>(e.g., use within a particular situation) is likely to undermine its perceived value for any situation (Bransford, Brown, &amp; Cocking, 2000; Nathan, 2012) or</text:p>
      <text:p text:style-name="Preformatted_20_Text">the learners’ belief that they are likely to do something meaningful with that which they are learning.</text:p>
      <text:p text:style-name="First_20_paragraph">This primacy of context described above underlies much of the social turn of educational and psychological research.</text:p>
      <text:h text:style-name="Heading_20_3" text:outline-level="3"><text:bookmark-start text:name="context-and-generalisation-of-results"/>Context and Generalisation of results:<text:bookmark-end text:name="context-and-generalisation-of-results"/></text:h>
      <text:p text:style-name="First_20_paragraph">Barab and Squire <text:reference-mark-start text:name="ZOTERO_ITEM CSL_CITATION {&quot;citationID&quot;:&quot;pagduek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JngvYZnzYa"/>(Barab and Squire, 2004)<text:reference-mark-end text:name="ZOTERO_ITEM CSL_CITATION {&quot;citationID&quot;:&quot;pagduek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JngvYZnzYa"/>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3" text:outline-level="3"><text:bookmark-start text:name="utility-of-research"/>Utility of research:<text:bookmark-end text:name="utility-of-research"/></text:h>
      <text:p text:style-name="First_20_paragraph">While the concept of utility is slippery their is an increasing stream of research work which places the researcher as an agent of change in a complex world where the need for systemic change is apparent and urgent.</text:p>
      <text:h text:style-name="Heading_20_3" text:outline-level="3"><text:bookmark-start text:name="justification-of-choice-esp-compared-to-contructionism"/><text:soft-page-break/>Justification of choice (esp compared to contructionism)<text:bookmark-end text:name="justification-of-choice-esp-compared-to-contructionism"/></text:h>
      <text:p text:style-name="Horizontal_20_Line"/>
      <text:p text:style-name="First_20_paragraph">MOVED FROM ANOTHER SECTION SEE IF IT FITS.</text:p>
      <text:p text:style-name="Text_20_body">Before progressing to explore the details of the design, I want to briefly explore how this process brought into focus some of they key debates and issues of design based research.</text:p>
      <text:list text:style-name="L25">
        <text:list-item>
          <text:p text:style-name="P28">mutual appropriation and ethics of participation rather than extraction</text:p>
        </text:list-item>
        <text:list-item>
          <text:p text:style-name="P28">generating material suitable for sharing as research but also basis for starting other communities, be this via tools process or other</text:p>
        </text:list-item>
        <text:list-item>
          <text:p text:style-name="P28">the difficulties of transmitting research outcomes to non-academics - give positive examples.</text:p>
        </text:list-item>
      </text:list>
      <text:p text:style-name="Horizontal_20_Line"/>
      <text:p text:style-name="First_20_paragraph">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text:reference-mark-start text:name="ZOTERO_ITEM CSL_CITATION {&quot;citationID&quot;:&quot;zhunukxh&quot;,&quot;properties&quot;:{&quot;formattedCitation&quot;:&quot;(Ackermann, 2001)&quot;,&quot;plainCitation&quot;:&quot;(Ackermann, 2001)&quot;,&quot;noteIndex&quot;:0},&quot;citationItems&quot;:[{&quot;id&quot;:1130,&quot;uris&quot;:[&quot;http://zotero.org/users/1913249/items/CQ9J9SHQ&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drCMaFvorv"/>(Ackermann, 2001)<text:reference-mark-end text:name="ZOTERO_ITEM CSL_CITATION {&quot;citationID&quot;:&quot;zhunukxh&quot;,&quot;properties&quot;:{&quot;formattedCitation&quot;:&quot;(Ackermann, 2001)&quot;,&quot;plainCitation&quot;:&quot;(Ackermann, 2001)&quot;,&quot;noteIndex&quot;:0},&quot;citationItems&quot;:[{&quot;id&quot;:1130,&quot;uris&quot;:[&quot;http://zotero.org/users/1913249/items/CQ9J9SHQ&quot;,[&quot;http://zotero.org/users/1913249/items/CQ9J9SHQ&quot;]],&quot;itemData&quot;:{&quot;id&quot;:1130,&quot;type&quot;:&quot;article-journal&quot;,&quot;container-title&quot;:&quot;Future of learning group publication&quot;,&quot;issue&quot;:&quot;3&quot;,&quot;page&quot;:&quot;438&quot;,&quot;source&quot;:&quot;Google Scholar&quot;,&quot;title&quot;:&quot;Piaget’s constructivism, Papert’s constructionism: What’s the difference&quot;,&quot;title-short&quot;:&quot;Piaget’s constructivism, Papert’s constructionism&quot;,&quot;URL&quot;:&quot;http://lovettresourcenetwork.wiki.lovett.org/file/view/EA.Piaget+_+Papert.pdf&quot;,&quot;volume&quot;:&quot;5&quot;,&quot;author&quot;:[{&quot;family&quot;:&quot;Ackermann&quot;,&quot;given&quot;:&quot;Edith&quot;}],&quot;accessed&quot;:{&quot;date-parts&quot;:[[&quot;2015&quot;,3,17]]},&quot;issued&quot;:{&quot;date-parts&quot;:[[&quot;2001&quot;]]},&quot;citation-key&quot;:&quot;ackermann_piagets_2001&quot;},&quot;prefix&quot;:&quot;&quot;,&quot;suffix&quot;:&quot;&quot;}],&quot;schema&quot;:&quot;https://github.com/citation-style-language/schema/raw/master/csl-citation.json&quot;} RNDdrCMaFvorv"/> .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oloughlin_rethinking_1992</text:p>
      <text:p text:style-name="Text_20_body">While noting the focus “individualist” approach of many studies from constructionist researchers, <text:reference-mark-start text:name="ZOTERO_ITEM CSL_CITATION {&quot;citationID&quot;:&quot;jbalbgzx&quot;,&quot;properties&quot;:{&quot;formattedCitation&quot;:&quot;(Barab and Duffy, 2000)&quot;,&quot;plainCitation&quot;:&quot;(Barab and Duffy, 2000)&quot;,&quot;noteIndex&quot;:0},&quot;citationItems&quot;:[{&quot;id&quot;:8887,&quot;uris&quot;:[&quot;http://zotero.org/users/1913249/items/5CMXCW62&quot;,[&quot;http://zotero.org/users/1913249/items/5CMXCW62&quot;]],&quot;itemData&quot;:{&quot;id&quot;:8887,&quot;type&quot;:&quot;chapter&quot;,&quot;abstract&quot;:&quot;Explores the implications of 2 views of situativity for architecting learning environments. This chapter begins with an examination of the movement from a representational view of learning to a situated perspective. Next, the authors examine the psychological perspective of situativity theories in some detail, considering the theoretical underpinnings, distinctions between this perspective and the anthropological perspective, the learning environments associated with this framework, and the key principles for the design of learning environments (practice fields) associated with this group of situativity theories. The authors then turn to the anthropological perspective and consider how this perspective encompasses and enriches the psychological perspective and significantly complicates the design of learning environments. Three characteristics of communities of practice are proposed that extend beyond those features typically found in psychologically based designs for learning. Finally, several examples of learning environments that purport to reflect the anthropological perspective on situativity are examined. (PsycInfo Database Record (c) 2022 APA, all rights reserved)&quot;,&quot;container-title&quot;:&quot;Theoretical foundations of learning environments&quot;,&quot;event-place&quot;:&quot;Mahwah, NJ, US&quot;,&quot;ISBN&quot;:&quot;978-0-8058-3215-0&quot;,&quot;page&quot;:&quot;25-55&quot;,&quot;publisher&quot;:&quot;Lawrence Erlbaum Associates Publishers&quot;,&quot;publisher-place&quot;:&quot;Mahwah, NJ, US&quot;,&quot;source&quot;:&quot;APA PsycNet&quot;,&quot;title&quot;:&quot;From practice fields to communities of practice&quot;,&quot;author&quot;:[{&quot;family&quot;:&quot;Barab&quot;,&quot;given&quot;:&quot;Sasha A.&quot;},{&quot;family&quot;:&quot;Duffy&quot;,&quot;given&quot;:&quot;Thomas M.&quot;}],&quot;issued&quot;:{&quot;date-parts&quot;:[[&quot;2000&quot;]]},&quot;citation-key&quot;:&quot;barab_practice_2000&quot;},&quot;prefix&quot;:&quot;&quot;,&quot;suffix&quot;:&quot;&quot;}],&quot;schema&quot;:&quot;https://github.com/citation-style-language/schema/raw/master/csl-citation.json&quot;} RND1nIGMoMURX"/>(Barab and Duffy, 2000)<text:reference-mark-end text:name="ZOTERO_ITEM CSL_CITATION {&quot;citationID&quot;:&quot;jbalbgzx&quot;,&quot;properties&quot;:{&quot;formattedCitation&quot;:&quot;(Barab and Duffy, 2000)&quot;,&quot;plainCitation&quot;:&quot;(Barab and Duffy, 2000)&quot;,&quot;noteIndex&quot;:0},&quot;citationItems&quot;:[{&quot;id&quot;:8887,&quot;uris&quot;:[&quot;http://zotero.org/users/1913249/items/5CMXCW62&quot;,[&quot;http://zotero.org/users/1913249/items/5CMXCW62&quot;]],&quot;itemData&quot;:{&quot;id&quot;:8887,&quot;type&quot;:&quot;chapter&quot;,&quot;abstract&quot;:&quot;Explores the implications of 2 views of situativity for architecting learning environments. This chapter begins with an examination of the movement from a representational view of learning to a situated perspective. Next, the authors examine the psychological perspective of situativity theories in some detail, considering the theoretical underpinnings, distinctions between this perspective and the anthropological perspective, the learning environments associated with this framework, and the key principles for the design of learning environments (practice fields) associated with this group of situativity theories. The authors then turn to the anthropological perspective and consider how this perspective encompasses and enriches the psychological perspective and significantly complicates the design of learning environments. Three characteristics of communities of practice are proposed that extend beyond those features typically found in psychologically based designs for learning. Finally, several examples of learning environments that purport to reflect the anthropological perspective on situativity are examined. (PsycInfo Database Record (c) 2022 APA, all rights reserved)&quot;,&quot;container-title&quot;:&quot;Theoretical foundations of learning environments&quot;,&quot;event-place&quot;:&quot;Mahwah, NJ, US&quot;,&quot;ISBN&quot;:&quot;978-0-8058-3215-0&quot;,&quot;page&quot;:&quot;25-55&quot;,&quot;publisher&quot;:&quot;Lawrence Erlbaum Associates Publishers&quot;,&quot;publisher-place&quot;:&quot;Mahwah, NJ, US&quot;,&quot;source&quot;:&quot;APA PsycNet&quot;,&quot;title&quot;:&quot;From practice fields to communities of practice&quot;,&quot;author&quot;:[{&quot;family&quot;:&quot;Barab&quot;,&quot;given&quot;:&quot;Sasha A.&quot;},{&quot;family&quot;:&quot;Duffy&quot;,&quot;given&quot;:&quot;Thomas M.&quot;}],&quot;issued&quot;:{&quot;date-parts&quot;:[[&quot;2000&quot;]]},&quot;citation-key&quot;:&quot;barab_practice_2000&quot;},&quot;prefix&quot;:&quot;&quot;,&quot;suffix&quot;:&quot;&quot;}],&quot;schema&quot;:&quot;https://github.com/citation-style-language/schema/raw/master/csl-citation.json&quot;} RND1nIGMoMURX"/>.</text:p>
      <text:p text:style-name="Text_20_body">The alignments noted by Barab between constructionist approach and apprenticeship also apply to DBR namely “learning occurs within a context of use, learning is frequently collaborative, learning as authentic, learning as inquiry-based not transmission-based” <text:reference-mark-start text:name="ZOTERO_ITEM CSL_CITATION {&quot;citationID&quot;:&quot;yyshtqjr&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NtqVazd62H"/>(Hay and Barab, 2001)<text:reference-mark-end text:name="ZOTERO_ITEM CSL_CITATION {&quot;citationID&quot;:&quot;yyshtqjr&quot;,&quot;properties&quot;:{&quot;formattedCitation&quot;:&quot;(Hay and Barab, 2001)&quot;,&quot;plainCitation&quot;:&quot;(Hay and Barab, 2001)&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prefix&quot;:&quot;&quot;,&quot;suffix&quot;:&quot;&quot;}],&quot;schema&quot;:&quot;https://github.com/citation-style-language/schema/raw/master/csl-citation.json&quot;} RNDNtqVazd62H"/> p. 3. Thus the broad claims are in alignment with wider socio cultural approaches.</text:p>
      <text:p text:style-name="Text_20_body">Constructionism as a movement has done important work in creating design guidelines but much weaker as either an underlying theoretical or analytical framework.</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citationID&quot;:&quot;prwlykvr&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8xJRtEbLIm"/>(Hay and Barab, 2001:34)<text:reference-mark-end text:name="ZOTERO_ITEM CSL_CITATION {&quot;citationID&quot;:&quot;prwlykvr&quot;,&quot;properties&quot;:{&quot;formattedCitation&quot;:&quot;(Hay and Barab, 2001:34)&quot;,&quot;plainCitation&quot;:&quot;(Hay and Barab, 2001:34)&quot;,&quot;noteIndex&quot;:0},&quot;citationItems&quot;:[{&quot;id&quot;:3737,&quot;uris&quot;:[&quot;http://zotero.org/users/1913249/items/L4LLQWXA&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4&quot;,&quot;prefix&quot;:&quot;&quot;}],&quot;schema&quot;:&quot;https://github.com/citation-style-language/schema/raw/master/csl-citation.json&quot;} RND8xJRtEbLIm"/></text:p>
      <text:p text:style-name="Text_20_body">WHAT DOES BROADER FRAMEWORK OFFER?</text:p>
      <text:p text:style-name="Text_20_body">Cobb <text:reference-mark-start text:name="ZOTERO_ITEM CSL_CITATION {&quot;citationID&quot;:&quot;huhlfeho&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y8H900W3eM"/>(1994)<text:reference-mark-end text:name="ZOTERO_ITEM CSL_CITATION {&quot;citationID&quot;:&quot;huhlfeho&quot;,&quot;properties&quot;:{&quot;formattedCitation&quot;:&quot;(1994)&quot;,&quot;plainCitation&quot;:&quot;(1994)&quot;,&quot;noteIndex&quot;:0},&quot;citationItems&quot;:[{&quot;id&quot;:3326,&quot;uris&quot;:[&quot;http://zotero.org/users/1913249/items/NA88VYVT&quot;,[&quot;http://zotero.org/users/1913249/items/NA88VYVT&quot;]],&quot;itemData&quot;:{&quot;id&quot;:3326,&quot;type&quot;:&quot;article-journal&quot;,&quot;container-title&quot;:&quot;Educational researcher&quot;,&quot;issue&quot;:&quot;7&quot;,&quot;page&quot;:&quot;13–20&quot;,&quot;title&quot;:&quot;Where is the mind? Constructivist and sociocultural perspectives on mathematical development&quot;,&quot;volume&quot;:&quot;23&quot;,&quot;author&quot;:[{&quot;family&quot;:&quot;Cobb&quot;,&quot;given&quot;:&quot;Paul&quot;}],&quot;issued&quot;:{&quot;date-parts&quot;:[[&quot;1994&quot;]]},&quot;citation-key&quot;:&quot;cobb_where_1994&quot;},&quot;suppress-author&quot;:true,&quot;prefix&quot;:&quot;&quot;,&quot;suffix&quot;:&quot;&quot;}],&quot;schema&quot;:&quot;https://github.com/citation-style-language/schema/raw/master/csl-citation.json&quot;} RNDy8H900W3eM"/>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
      <text:p text:style-name="Text_20_body"><text:soft-page-break/>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 Activity Theory .<text:line-break/></text:p>
      <text:p text:style-name="Text_20_body">I have chosen to use activity theory as a base for the the theoretical framework of this study and to supplement it with the technique of design-based research. I also draw on the work of Rogoff and the use of three planes of activity to analyse complex community actions. </text:p>
      <text:p text:style-name="Text_20_body">Barab and Squire <text:reference-mark-start text:name="ZOTERO_ITEM CSL_CITATION {&quot;citationID&quot;:&quot;jtjhgpg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VUri5G7O8p"/>(Barab and Squire, 2004)<text:reference-mark-end text:name="ZOTERO_ITEM CSL_CITATION {&quot;citationID&quot;:&quot;jtjhgpgd&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VUri5G7O8p"/></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As we have seen in the literature review on game making, context is explored in the three main streams of research into tools and processes to support game coding namely: schools environments, professional contexts; and informal spaces.</text:p>
      <text:h text:style-name="Heading_20_2" text:outline-level="2"><text:bookmark-start text:name="conceptualising-activity-in-this-learning-design"/>Conceptualising activity in this learning design<text:bookmark-end text:name="conceptualising-activity-in-this-learning-design"/></text:h>
      <text:p text:style-name="First_20_paragraph">This section examines the use of activity theory to examine the data and help conceptualise the learning environment and processes.</text:p>
      <text:p text:style-name="Text_20_body">NOTE - for similar work see <text:reference-mark-start text:name="ZOTERO_ITEM CSL_CITATION {&quot;citationID&quot;:&quot;gutrzqtc&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LSyxs4qvoT"/>(Barab, Barnett, Yamagata-Lynch, et al., 2002)<text:reference-mark-end text:name="ZOTERO_ITEM CSL_CITATION {&quot;citationID&quot;:&quot;gutrzqtc&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LSyxs4qvoT"/></text:p>
      <text:h text:style-name="Heading_20_3" text:outline-level="3"><text:bookmark-start text:name="levels-of-abstraction-in-activity-theory"/>Levels of Abstraction in Activity Theory<text:bookmark-end text:name="levels-of-abstraction-in-activity-theory"/></text:h>
      <text:p text:style-name="First_20_paragraph">The educational activity can be seen as different scopes of activity.</text:p>
      <text:list text:style-name="L26">
        <text:list-item>
          <text:p text:style-name="P29">wider education</text:p>
        </text:list-item>
        <text:list-item>
          <text:p text:style-name="P29">guided activity</text:p>
        </text:list-item>
        <text:list-item>
          <text:p text:style-name="P29">specific actions and operations.</text:p>
        </text:list-item>
      </text:list>
      <text:p text:style-name="First_20_paragraph">While game making can be seen superficially as the primary activity,</text:p>
      <text:p text:style-name="Text_20_body">OTHER RESEARCHERS ARGUE?? I argue that a narrower objectives most vital unit of activity for participants.</text:p>
      <text:h text:style-name="Heading_20_4" text:outline-level="4"><text:bookmark-start text:name="choosing-smaller-units-of-analysis"/>Choosing smaller units of analysis<text:bookmark-end text:name="choosing-smaller-units-of-analysis"/></text:h>
      <text:p text:style-name="First_20_paragraph">Blunden makes a pragmatic proposal to use the project as they key unit of activity <text:reference-mark-start text:name="ZOTERO_ITEM CSL_CITATION {&quot;citationID&quot;:&quot;ezfxdzbw&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IssdvhTJVH"/>(2010, 2014)<text:reference-mark-end text:name="ZOTERO_ITEM CSL_CITATION {&quot;citationID&quot;:&quot;ezfxdzbw&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IssdvhTJVH"/></text:p>
      <text:p text:style-name="Text_20_body"><text:soft-page-break/>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citationID&quot;:&quot;oplrcnth&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AXEYfY3nU"/>(Barab, Barnett, Yamagata-Lynch, et al., 2002)<text:reference-mark-end text:name="ZOTERO_ITEM CSL_CITATION {&quot;citationID&quot;:&quot;oplrcnth&quot;,&quot;properties&quot;:{&quot;formattedCitation&quot;:&quot;(Barab, Barnett, Yamagata-Lynch, et al., 2002)&quot;,&quot;plainCitation&quot;:&quot;(Barab, Barnett, Yamagata-Lynch,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IAXEYfY3nU"/>.</text:p>
      <text:p text:style-name="P30">Activity, Actions and Operations</text:p>
      <text:p text:style-name="Text_20_body">MOVE TO ANALYSIS DISCUSSION SECTION OF THIS CHAPTER? Move summary of Activity, actions, operation (as per Barab here), link to GDP as a project / unity of activity. In the methodology chapter the concept of activity as a primary unit for analysis to research community activity was outlined.</text:p>
      <text:h text:style-name="Heading_20_3" text:outline-level="3"><text:bookmark-start text:name="the-role-of-contradictions-between-activity-system-elements"/>The role of contradictions between activity system elements<text:bookmark-end text:name="the-role-of-contradictions-between-activity-system-elements"/></text:h>
      <text:p text:style-name="P3">Engestrom <text:reference-mark-start text:name="ZOTERO_ITEM CSL_CITATION {&quot;citationID&quot;:&quot;vztxzrme&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Hiog53Yt00"/><text:span text:style-name="T7">(Engeström, 2001)</text:span><text:reference-mark-end text:name="ZOTERO_ITEM CSL_CITATION {&quot;citationID&quot;:&quot;vztxzrme&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Hiog53Yt00"/>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gbqfqnzh&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0om05K0BsC"/>(Barab, Barnett and Squire, 2002; Barab, Barnett, Yamagata-Lynch, et al., 2002)<text:reference-mark-end text:name="ZOTERO_ITEM CSL_CITATION {&quot;citationID&quot;:&quot;gbqfqnzh&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0om05K0BsC"/></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2" text:outline-level="2"><text:bookmark-start text:name="conceptualising-agency"/>Conceptualising agency<text:bookmark-end text:name="conceptualising-agency"/></text:h>
      <text:p text:style-name="First_20_paragraph">DOES THIS NEED MOVING? PERHAPS TO INTRO OF LIT REVIEW ALONG WITH COL ?</text:p>
      <text:list text:style-name="L27">
        <text:list-item>
          <text:p text:style-name="P31">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3" text:outline-level="3"><text:bookmark-start text:name="on-agency-activity-theory-and-formative-interventions"/>On agency, activity theory and formative interventions<text:bookmark-end text:name="on-agency-activity-theory-and-formative-interventions"/></text:h>
      <text:h text:style-name="Heading_20_3" text:outline-level="3"><text:bookmark-start text:name="on-double-stimulation-and-agency"/>On double stimulation and agency<text:bookmark-end text:name="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text:soft-page-break/>Double stimulation refers to the use of tools and processes to overcome such conflicts awareness of these tools and active use of them engenders agency <text:reference-mark-start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9NHCv9Mw6"/>(Sannino, 2015)<text:reference-mark-end text:name="ZOTERO_ITEM CSL_CITATION {&quot;citationID&quot;:&quot;aipvgrmm&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9NHCv9Mw6"/>. While many studies have examined the process in professional settings there is a paucity of study in the area of “student-centered contexts of learning” <text:reference-mark-start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v7qEJCfjea"/>(Isaac et al., 2021:93)<text:reference-mark-end text:name="ZOTERO_ITEM CSL_CITATION {&quot;citationID&quot;:&quot;epqsitfx&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v7qEJCfjea"/>.</text:p>
      <text:p text:style-name="Text_20_body">Blockages caused by contradictions are also analysed the fields of design and HCI with an aim of revising designs to remove them <text:reference-mark-start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s0zqF66Z8X"/>(Karanasios et al., 2021)<text:reference-mark-end text:name="ZOTERO_ITEM CSL_CITATION {&quot;citationID&quot;:&quot;joprhuhi&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s0zqF66Z8X"/>.</text:p>
      <text:h text:style-name="Heading_20_4" text:outline-level="4"><text:bookmark-start text:name="on-affordances-and-anchors"/>On affordances and anchors<text:bookmark-end text:name="on-affordances-and-anchors"/></text:h>
      <text:p text:style-name="First_20_paragraph">Other researchers have found the the scope and focus of affordances important to clarify <text:reference-mark-start text:name="ZOTERO_ITEM CSL_CITATION {&quot;citationID&quot;:&quot;sdrjuyxw&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n9kBUqIpKK"/>(Wolff-Piggott, 2016)<text:reference-mark-end text:name="ZOTERO_ITEM CSL_CITATION {&quot;citationID&quot;:&quot;sdrjuyxw&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n9kBUqIpKK"/>.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hwmmwmhe&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h6aUaEJ6rg"/>(Kaptelinin and Nardi, 2012)<text:reference-mark-end text:name="ZOTERO_ITEM CSL_CITATION {&quot;citationID&quot;:&quot;hwmmwmhe&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h6aUaEJ6rg"/>.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ddjiyxqv&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DXss6kPeJV"/>(Kaptelinin and Nardi, 2012)<text:reference-mark-end text:name="ZOTERO_ITEM CSL_CITATION {&quot;citationID&quot;:&quot;ddjiyxqv&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DXss6kPeJV"/>.</text:p>
      <text:p text:style-name="P51">However, affordances are originally conceived of as part of activity, not separated from it <text:reference-mark-start text:name="ZOTERO_ITEM CSL_CITATION {&quot;citationID&quot;:&quot;qjhiclyp&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4kXGXGvWNT"/><text:span text:style-name="T7">(B\a erentsen and Trettvik, 2002)</text:span><text:reference-mark-end text:name="ZOTERO_ITEM CSL_CITATION {&quot;citationID&quot;:&quot;qjhiclyp&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4kXGXGvWNT"/>.</text:p>
      <text:p text:style-name="Text_20_body">NOTE - more on affordances here from Nardi</text:p>
      <text:p text:style-name="Text_20_body">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lvkgisqz&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oerC3HsQ66"/>(Hopwood, 2022)<text:reference-mark-end text:name="ZOTERO_ITEM CSL_CITATION {&quot;citationID&quot;:&quot;lvkgisqz&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oerC3HsQ66"/>. An effective learning environment provides a sea bed with many <text:soft-page-break/>rocks (affordances) for warping anchors (volitional acts of participant agency to transform learning) <text:reference-mark-start text:name="ZOTERO_ITEM CSL_CITATION {&quot;citationID&quot;:&quot;sblzsfmw&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ycUFZ4xQfu"/>(Aagaard et al., 2022)<text:reference-mark-end text:name="ZOTERO_ITEM CSL_CITATION {&quot;citationID&quot;:&quot;sblzsfmw&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ycUFZ4xQfu"/>.</text:p>
      <text:p text:style-name="Text_20_body">TADS and the associated metaphor of warping anchors is normally applied in settings of group action.</text:p>
      <text:h text:style-name="Heading_20_2" text:outline-level="2"><text:bookmark-start text:name="dbr-and-formative-interventions---move-up"/>DBR and formative interventions - MOVE UP ?<text:bookmark-end text:name="dbr-and-formative-interventions---move-up"/></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p text:style-name="Text_20_body">MOVE UP - MERGE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urldppnp&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iA7G5BJaJP"/>(Brown, 1992)<text:reference-mark-end text:name="ZOTERO_ITEM CSL_CITATION {&quot;citationID&quot;:&quot;urldppnp&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iA7G5BJaJP"/>.</text:p>
      <text:h text:style-name="Heading_20_3" text:outline-level="3"><text:bookmark-start text:name="design-based-research-and-formative-intervention-studies-within-educational-field"/>Design-based research and formative intervention studies within educational field<text:bookmark-end text:name="design-based-research-and-formative-intervention-studies-within-educational-field"/></text:h>
      <text:p text:style-name="First_20_paragraph">Design based research is a varied discipline which can take a multitude of forms <text:reference-mark-start text:name="ZOTERO_ITEM CSL_CITATION {&quot;citationID&quot;:&quot;vbcyemfv&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46ctuRy9NM"/>(McKenney and Reeves, 2021)<text:reference-mark-end text:name="ZOTERO_ITEM CSL_CITATION {&quot;citationID&quot;:&quot;vbcyemfv&quot;,&quot;properties&quot;:{&quot;formattedCitation&quot;:&quot;(McKenney and Reeves, 2021)&quot;,&quot;plainCitation&quot;:&quot;(McKenney and Reeves, 2021)&quot;,&quot;noteIndex&quot;:0},&quot;citationItems&quot;:[{&quot;id&quot;:3910,&quot;uris&quot;:[&quot;http://zotero.org/users/1913249/items/IWREULVT&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46ctuRy9NM"/>. The core elements include: research as an intervention, iteration, involvement of participants in the evolution of designs, and a flexibility of research outcome based on how events unfold <text:reference-mark-start text:name="ZOTERO_ITEM CSL_CITATION {&quot;citationID&quot;:&quot;viffpcru&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K9BEvi1Xbu"/>(Easterday et al., 2014)<text:reference-mark-end text:name="ZOTERO_ITEM CSL_CITATION {&quot;citationID&quot;:&quot;viffpcru&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K9BEvi1Xbu"/>.</text:p>
      <text:p text:style-name="Text_20_body">Penuel <text:reference-mark-start text:name="ZOTERO_ITEM CSL_CITATION {&quot;citationID&quot;:&quot;ajjhtgqo&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f5Oaytmkby"/>(2014)<text:reference-mark-end text:name="ZOTERO_ITEM CSL_CITATION {&quot;citationID&quot;:&quot;ajjhtgqo&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f5Oaytmkby"/>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qnkjsurd&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Wqmty5LVT8"/>(Cobb et al., 2003)<text:reference-mark-end text:name="ZOTERO_ITEM CSL_CITATION {&quot;citationID&quot;:&quot;qnkjsurd&quot;,&quot;properties&quot;:{&quot;formattedCitation&quot;:&quot;(Cobb et al., 2003)&quot;,&quot;plainCitation&quot;:&quot;(Cobb et al., 2003)&quot;,&quot;noteIndex&quot;:0},&quot;citationItems&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Wqmty5LVT8"/>.</text:p>
      <text:h text:style-name="Heading_20_3" text:outline-level="3"><text:bookmark-start text:name="early-limits-of-dbr-addressed-by-expansive-learning---and-formative-interventions"/>Early limits of DBR addressed by expansive learning - and formative interventions<text:bookmark-end text:name="early-limits-of-dbr-addressed-by-expansive-learning---and-formative-interventions"/></text:h>
      <text:p text:style-name="First_20_paragraph">Critique of DBR often stems from limits in application. This section addresses some of this critique and introduces additional proposals to remedy early limits. This section identifies broad alignments in direction for CHAT perspective on DBR.</text:p>
      <text:p text:style-name="Text_20_body">A principle of design-based research is that research participants also influence the ongoing design of the research <text:reference-mark-start text:name="ZOTERO_ITEM CSL_CITATION {&quot;citationID&quot;:&quot;grweirwq&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1C7jmOAdvH"/>(Cobb et al., 2003; Barab et al., 2004; Downing-Wilson et al., 2011)<text:reference-mark-end text:name="ZOTERO_ITEM CSL_CITATION {&quot;citationID&quot;:&quot;grweirwq&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1C7jmOAdvH"/>. However in application this varies not a key part of all definitions <text:reference-mark-start text:name="ZOTERO_ITEM CSL_CITATION {&quot;citationID&quot;:&quot;swotygyo&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c2Y7aEad04"/>(Easterday et al., 2014)<text:reference-mark-end text:name="ZOTERO_ITEM CSL_CITATION {&quot;citationID&quot;:&quot;swotygyo&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c2Y7aEad04"/>.</text:p>
      <text:p text:style-name="Text_20_body">For example, the context of experiments, particularly viewing the classroom as a controlled environment <text:reference-mark-start text:name="ZOTERO_ITEM CSL_CITATION {&quot;citationID&quot;:&quot;iwpqtuug&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UdZ9uM34QG"/>(Cole and Packer, 2016)<text:reference-mark-end text:name="ZOTERO_ITEM CSL_CITATION {&quot;citationID&quot;:&quot;iwpqtuug&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UdZ9uM34QG"/>. In addition, lack of adaptability and mutuality in terms of <text:soft-page-break/>taking on board the suggested adaptations of learners.</text:p>
      <text:p text:style-name="P51">Engestrom <text:reference-mark-start text:name="ZOTERO_ITEM CSL_CITATION {&quot;citationID&quot;:&quot;qodpasnv&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ODQR6tGVcA"/><text:span text:style-name="T7">(Engeström, 2009)</text:span><text:reference-mark-end text:name="ZOTERO_ITEM CSL_CITATION {&quot;citationID&quot;:&quot;qodpasnv&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ODQR6tGVcA"/> proposes a more rigorous examination of the dynamic nature of context with CHAT conceptions of Activity.</text:p>
      <text:p text:style-name="P51">Adaptations including mutual appropriation from Cole’s work <text:reference-mark-start text:name="ZOTERO_ITEM CSL_CITATION {&quot;citationID&quot;:&quot;kgkasovp&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WiLR37HKu2"/>(Downing-Wilson et al., 2011)<text:reference-mark-end text:name="ZOTERO_ITEM CSL_CITATION {&quot;citationID&quot;:&quot;kgkasovp&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WiLR37HKu2"/> and formative interventions from Engeström’s work <text:reference-mark-start text:name="ZOTERO_ITEM CSL_CITATION {&quot;citationID&quot;:&quot;ytmlwyyx&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L4EuEgfQoK"/><text:span text:style-name="T7">(Engeström, 2011)</text:span><text:reference-mark-end text:name="ZOTERO_ITEM CSL_CITATION {&quot;citationID&quot;:&quot;ytmlwyyx&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L4EuEgfQoK"/></text:p>
      <text:p text:style-name="Text_20_body">Mutual appropriation highlighted the importance that researchers adapt to contextual factors including the practicalities of the setting.</text:p>
      <text:p text:style-name="P51">Later work on DBR applied from a CHAT perspective has addressed limitations in this methodology <text:reference-mark-start text:name="ZOTERO_ITEM CSL_CITATION {&quot;citationID&quot;:&quot;lutxgtzi&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Gk6V883Nhm"/><text:span text:style-name="T7">(O’Neill, 2016)</text:span><text:reference-mark-end text:name="ZOTERO_ITEM CSL_CITATION {&quot;citationID&quot;:&quot;lutxgtzi&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Gk6V883Nhm"/>.</text:p>
      <text:p text:style-name="Text_20_body">Cakir and colleagues <text:reference-mark-start text:name="ZOTERO_ITEM CSL_CITATION {&quot;citationID&quot;:&quot;pwcjfqpr&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BjauOmEdIX"/>(2022)<text:reference-mark-end text:name="ZOTERO_ITEM CSL_CITATION {&quot;citationID&quot;:&quot;pwcjfqpr&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BjauOmEdIX"/> draw on DBR but also include the wider constellations of activity systems working together on shared project.</text:p>
      <text:p text:style-name="Text_20_body">Rajala and Cole echo limits <text:reference-mark-start text:name="ZOTERO_ITEM CSL_CITATION {&quot;citationID&quot;:&quot;uxyelmuq&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7zIGHb3BG4"/>(Rajala et al., 2023)<text:reference-mark-end text:name="ZOTERO_ITEM CSL_CITATION {&quot;citationID&quot;:&quot;uxyelmuq&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7zIGHb3BG4"/> and argues for the use of FoK in design experiments in the form of funds of identity (FoI). The identity objects here be likened to the creation of artefacts in the game making process, and the evocative objects of Turkle and work of Papert.</text:p>
      <text:p text:style-name="Text_20_body">Work on agency in change labs and more wider concepts of formative interventions are important to this study.</text:p>
      <text:p text:style-name="P51">The role of the germ cell in rising to the concrete and thus expanding learning <text:reference-mark-start text:name="ZOTERO_ITEM CSL_CITATION {&quot;citationID&quot;:&quot;dwqsyehe&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AmHgjNOTT1"/><text:span text:style-name="T7">(Engeström et al., 2014; Sannino et al., 2016)</text:span><text:reference-mark-end text:name="ZOTERO_ITEM CSL_CITATION {&quot;citationID&quot;:&quot;dwqsyehe&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AmHgjNOTT1"/></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P51">From <text:reference-mark-start text:name="ZOTERO_ITEM CSL_CITATION {&quot;citationID&quot;:&quot;qxcpbkml&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QsCglveW2C"/><text:span text:style-name="T7">(Engeström, 2011)</text:span><text:reference-mark-end text:name="ZOTERO_ITEM CSL_CITATION {&quot;citationID&quot;:&quot;qxcpbkml&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QsCglveW2C"/></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interogating the literature on expansive learning there is often the assumption of an activity already in progress which learners, often in work place settings, question as the first stage of the process.</text:p>
      <text:p text:style-name="Text_20_body">How this maps onto a new activity in informal setting with novice learners is requires some clarification.</text:p>
      <text:p text:style-name="Text_20_body">There are some areas that broadly align; the use of second stimulus, a thorny problem that requires a new solution, the move from individual action to a collective object and process.</text:p>
      <text:p text:style-name="Text_20_body"><text:soft-page-break/>Other areas are less aligned with existing models propsed by Engeestrom, CL, etc. The specific drive for participants to identify new tools,</text:p>
      <text:p text:style-name="Text_20_body">Comparing Engestrom’s focus of research with that of Cole surrounding the 5th Dimension is a valid approach to shed light on the emergent nature of the experiment and the similar setting of the study in an informal after-school environment.</text:p>
      <text:p text:style-name="Text_20_body">While, this study does not take a strong position on formative intervention / DBR, it is broadly aligned with the need to take into account learner-initiated innovation and the importance of broader contexts.</text:p>
      <text:p text:style-name="Text_20_body"><text:span text:style-name="T1">Designed systems:</text:span> Learning environments are designed systems; be they existing systems like that of the classroom, or newly designed systems <text:reference-mark-start text:name="ZOTERO_ITEM CSL_CITATION {&quot;citationID&quot;:&quot;zanfrsix&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ubjNYAIWQe"/>(Cole and Packer, 2016; Barab et al., 2019)<text:reference-mark-end text:name="ZOTERO_ITEM CSL_CITATION {&quot;citationID&quot;:&quot;zanfrsix&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ubjNYAIWQe"/>.</text:p>
      <text:p text:style-name="Text_20_body">This section has identified broad alignments in direction for CHAT perspective on DBR.</text:p>
      <text:h text:style-name="Heading_20_3" text:outline-level="3"><text:bookmark-start text:name="exploring-specific-techniques-of-formative-interventions---drop-for-a-more-personal-take-so-comparative-to-this-intervention-find-more-direct-parallels-5d-for-example"/>Exploring specific techniques of formative interventions - DROP FOR A MORE PERSONAL TAKE / SO COMPARATIVE TO THIS INTERVENTION? FIND MORE DIRECT PARALLELS? 5D FOR EXAMPLE<text:bookmark-end text:name="exploring-specific-techniques-of-formative-interventions---drop-for-a-more-personal-take-so-comparative-to-this-intervention-find-more-direct-parallels-5d-for-example"/></text:h>
      <text:p text:style-name="P3">One of the most striking set of practical techniques are those used in Engeström’s take on Expansive Learning, specifically set of processes applied in a workplace setting called Change Laboratory (CL) <text:reference-mark-start text:name="ZOTERO_ITEM CSL_CITATION {&quot;citationID&quot;:&quot;hvepbceg&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lfNHcQq6nh"/><text:span text:style-name="T7">(Engeström, 2007)</text:span><text:reference-mark-end text:name="ZOTERO_ITEM CSL_CITATION {&quot;citationID&quot;:&quot;hvepbceg&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lfNHcQq6nh"/>. The CL processes suits a formal workplace where there are existing concepts of Community and Division of Labour and Norms that have resulted in contradictions to be explored and resolved. EXPAND THIS WITH EXAMPLES?</text:p>
      <text:p text:style-name="Text_20_body">As the game making activity for participants is novel there are few if any established community or working processes. Thus the full CL process is not applicable to this research intervention. In addition, the time intensive and explicitly analytical goals of CL are beyond the scope of commitment level and interest of the participant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A complementary take on formative interventions also from a socio-cultural perspective is exemplified by the 5th Dimension (5D) project led by Michael Cole <text:reference-mark-start text:name="ZOTERO_ITEM CSL_CITATION {&quot;citationID&quot;:&quot;epmvynps&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bkQEAiwAnZ"/>(Cole and Packer, 2016)<text:reference-mark-end text:name="ZOTERO_ITEM CSL_CITATION {&quot;citationID&quot;:&quot;epmvynps&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bkQEAiwAnZ"/>.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hrqlgsif&quot;,&quot;properties&quot;:{&quot;formattedCitation&quot;:&quot;(Brown and Cole, 2008)&quot;,&quot;plainCitation&quot;:&quot;(Brown and Cole, 2008)&quot;,&quot;noteIndex&quot;:0},&quot;citationItems&quot;:[{&quot;id&quot;:1441,&quot;uris&quot;:[&quot;http://zotero.org/users/1913249/items/8QZDB9FX&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sZHuy1GWFk"/>(Brown and Cole, 2008)<text:reference-mark-end text:name="ZOTERO_ITEM CSL_CITATION {&quot;citationID&quot;:&quot;hrqlgsif&quot;,&quot;properties&quot;:{&quot;formattedCitation&quot;:&quot;(Brown and Cole, 2008)&quot;,&quot;plainCitation&quot;:&quot;(Brown and Cole, 2008)&quot;,&quot;noteIndex&quot;:0},&quot;citationItems&quot;:[{&quot;id&quot;:1441,&quot;uris&quot;:[&quot;http://zotero.org/users/1913249/items/8QZDB9FX&quot;,[&quot;http://zotero.org/users/1913249/items/8QZDB9FX&quot;]],&quot;itemData&quot;:{&quot;id&quot;:1441,&quot;type&quot;:&quot;chapter&quot;,&quot;container-title&quot;:&quot;Learning for Life in the 21st Century: Sociocultural Perspectives on the Future of Education&quot;,&quot;ISBN&quot;:&quot;978-0-470-75354-5&quot;,&quot;language&quot;:&quot;en&quot;,&quot;note&quot;:&quot;DOI: 10.1002/9780470753545.ch17&quot;,&quot;page&quot;:&quot;225-238&quot;,&quot;publisher&quot;:&quot;Blackwell Publishing Ltd&quot;,&quot;source&quot;:&quot;onlinelibrary.wiley.com&quot;,&quot;title&quot;:&quot;Cultural Historical Activity Theory and the Expansion of Opportunities for Learning After School&quot;,&quot;URL&quot;:&quot;http://onlinelibrary.wiley.com/doi/10.1002/9780470753545.ch17/summary&quot;,&quot;author&quot;:[{&quot;family&quot;:&quot;Brown&quot;,&quot;given&quot;:&quot;Katherine&quot;},{&quot;family&quot;:&quot;Cole&quot;,&quot;given&quot;:&quot;Michael&quot;}],&quot;accessed&quot;:{&quot;date-parts&quot;:[[&quot;2017&quot;,7,28]]},&quot;issued&quot;:{&quot;date-parts&quot;:[[&quot;2008&quot;,1,14]]},&quot;citation-key&quot;:&quot;brown_cultural_2008&quot;},&quot;prefix&quot;:&quot;&quot;,&quot;suffix&quot;:&quot;&quot;}],&quot;schema&quot;:&quot;https://github.com/citation-style-language/schema/raw/master/csl-citation.json&quot;} RNDsZHuy1GWFk"/>.</text:p>
      <text:p text:style-name="Text_20_body"><text:soft-page-break/>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 (explored previously).</text:p>
      <text:p text:style-name="Text_20_body">NOTE - IF USING PRACTICE THEN EXPLAIN IT IN REFERENCE TO AT - OPERAION / ACTION ETC</text:p>
      <text:p text:style-name="Text_20_body">I am guided by the concepts behind the use of the models rather than drawn to an off the shelf application of CL processes or similar interventions. While some of the material used in CL and the fictional device of the 5D supports their primary tasks, others could be said to be support 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p text:style-name="P51">In addition the concept of diversion from the primary task are relevant to the more playful approaches of participants and facilitators to make the learning process attractive <text:reference-mark-start text:name="ZOTERO_ITEM CSL_CITATION {&quot;citationID&quot;:&quot;wggbnxpn&quot;,&quot;properties&quot;:{&quot;formattedCitation&quot;:&quot;(Engestr\\uc0\\u246{}m et al., 2013)&quot;,&quot;plainCitation&quot;:&quot;(Engeström et al., 2013)&quot;,&quot;noteIndex&quot;:0},&quot;citationItems&quot;:[{&quot;id&quot;:8966,&quot;uris&quot;:[&quot;http://zotero.org/users/1913249/items/P4UYGDCR&quot;,[&quot;http://zotero.org/users/1913249/items/P4UYGDCR&quot;]],&quot;itemData&quot;:{&quot;id&quot;:8966,&quot;type&quot;:&quot;article-journal&quot;,&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container-title&quot;:&quot;Vocations and Learning&quot;,&quot;DOI&quot;:&quot;10.1007/s12186-012-9089-6&quot;,&quot;ISSN&quot;:&quot;1874-7868&quot;,&quot;issue&quot;:&quot;1&quot;,&quot;journalAbbreviation&quot;:&quot;Vocations and Learning&quot;,&quot;language&quot;:&quot;en&quot;,&quot;page&quot;:&quot;81-106&quot;,&quot;source&quot;:&quot;Springer Link&quot;,&quot;title&quot;:&quot;Expansive Learning in a Library: Actions, Cycles and Deviations from Instructional Intentions&quot;,&quot;title-short&quot;:&quot;Expansive Learning in a Library&quot;,&quot;URL&quot;:&quot;https://doi.org/10.1007/s12186-012-9089-6&quot;,&quot;volume&quot;:&quot;6&quot;,&quot;author&quot;:[{&quot;family&quot;:&quot;Engeström&quot;,&quot;given&quot;:&quot;Yrjö&quot;},{&quot;family&quot;:&quot;Rantavuori&quot;,&quot;given&quot;:&quot;Juhana&quot;},{&quot;family&quot;:&quot;Kerosuo&quot;,&quot;given&quot;:&quot;Hannele&quot;}],&quot;accessed&quot;:{&quot;date-parts&quot;:[[&quot;2023&quot;,10,2]]},&quot;issued&quot;:{&quot;date-parts&quot;:[[&quot;2013&quot;,4,1]]},&quot;citation-key&quot;:&quot;engestrom_expansive_2013&quot;},&quot;prefix&quot;:&quot;&quot;,&quot;suffix&quot;:&quot;&quot;}],&quot;schema&quot;:&quot;https://github.com/citation-style-language/schema/raw/master/csl-citation.json&quot;} RNDCf2t1awZYJ"/><text:span text:style-name="T7">(Engeström et al., 2013)</text:span><text:reference-mark-end text:name="ZOTERO_ITEM CSL_CITATION {&quot;citationID&quot;:&quot;wggbnxpn&quot;,&quot;properties&quot;:{&quot;formattedCitation&quot;:&quot;(Engestr\\uc0\\u246{}m et al., 2013)&quot;,&quot;plainCitation&quot;:&quot;(Engeström et al., 2013)&quot;,&quot;noteIndex&quot;:0},&quot;citationItems&quot;:[{&quot;id&quot;:8966,&quot;uris&quot;:[&quot;http://zotero.org/users/1913249/items/P4UYGDCR&quot;,[&quot;http://zotero.org/users/1913249/items/P4UYGDCR&quot;]],&quot;itemData&quot;:{&quot;id&quot;:8966,&quot;type&quot;:&quot;article-journal&quot;,&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container-title&quot;:&quot;Vocations and Learning&quot;,&quot;DOI&quot;:&quot;10.1007/s12186-012-9089-6&quot;,&quot;ISSN&quot;:&quot;1874-7868&quot;,&quot;issue&quot;:&quot;1&quot;,&quot;journalAbbreviation&quot;:&quot;Vocations and Learning&quot;,&quot;language&quot;:&quot;en&quot;,&quot;page&quot;:&quot;81-106&quot;,&quot;source&quot;:&quot;Springer Link&quot;,&quot;title&quot;:&quot;Expansive Learning in a Library: Actions, Cycles and Deviations from Instructional Intentions&quot;,&quot;title-short&quot;:&quot;Expansive Learning in a Library&quot;,&quot;URL&quot;:&quot;https://doi.org/10.1007/s12186-012-9089-6&quot;,&quot;volume&quot;:&quot;6&quot;,&quot;author&quot;:[{&quot;family&quot;:&quot;Engeström&quot;,&quot;given&quot;:&quot;Yrjö&quot;},{&quot;family&quot;:&quot;Rantavuori&quot;,&quot;given&quot;:&quot;Juhana&quot;},{&quot;family&quot;:&quot;Kerosuo&quot;,&quot;given&quot;:&quot;Hannele&quot;}],&quot;accessed&quot;:{&quot;date-parts&quot;:[[&quot;2023&quot;,10,2]]},&quot;issued&quot;:{&quot;date-parts&quot;:[[&quot;2013&quot;,4,1]]},&quot;citation-key&quot;:&quot;engestrom_expansive_2013&quot;},&quot;prefix&quot;:&quot;&quot;,&quot;suffix&quot;:&quot;&quot;}],&quot;schema&quot;:&quot;https://github.com/citation-style-language/schema/raw/master/csl-citation.json&quot;} RNDCf2t1awZYJ"/>.</text:p>
      <text:p text:style-name="Text_20_body">REWRITE - EXPLAIN AND EXPLORE SECONDARY STIMULI</text:p>
      <text:h text:style-name="Heading_20_2" text:outline-level="2"><text:bookmark-start text:name="agreeing-terminology"/>Agreeing terminology<text:bookmark-end text:name="agreeing-terminology"/></text:h>
      <text:h text:style-name="Heading_20_3" text:outline-level="3"><text:bookmark-start text:name="overall-process-dbr-or-chat-or-foreshadowmative"/>Overall process DBR or CHAT or FORESHADOWmative<text:bookmark-end text:name="overall-process-dbr-or-chat-or-foreshadowmative"/></text:h>
      <text:p text:style-name="First_20_paragraph">Returning to the varied form of DBR / CHAT / Formative , I need to pick a terminology name.</text:p>
      <text:p text:style-name="Text_20_body">Penuel <text:reference-mark-start text:name="ZOTERO_ITEM CSL_CITATION {&quot;citationID&quot;:&quot;svnmcemy&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PF6KKtaFrO"/>(2014)<text:reference-mark-end text:name="ZOTERO_ITEM CSL_CITATION {&quot;citationID&quot;:&quot;svnmcemy&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PF6KKtaFrO"/> chooses formative interventions as a suitable term, which is valid within CHAT circles.</text:p>
      <text:h text:style-name="Heading_20_3" text:outline-level="3"><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tuapttxc&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pVlZdTmGaZ"/>(Karanasios et al., 2017)<text:reference-mark-end text:name="ZOTERO_ITEM CSL_CITATION {&quot;citationID&quot;:&quot;tuapttxc&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pVlZdTmGaZ"/>, this section outlines my interpretation based on the scope of this study.</text:p>
      <text:p text:style-name="P51">While guided by the concept of analysing manifestations of systemic contradictions, <text:reference-mark-start text:name="ZOTERO_ITEM CSL_CITATION {&quot;citationID&quot;:&quot;ytczvisl&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pD7vJJsFKe"/><text:span text:style-name="T7">(Engeström and Sannino, 2011; Cakir et al., 2022)</text:span><text:reference-mark-end text:name="ZOTERO_ITEM CSL_CITATION {&quot;citationID&quot;:&quot;ytczvisl&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pD7vJJsFKe"/> this study does not use that detailed framework</text:p>
      <text:p text:style-name="Text_20_body"><text:soft-page-break/>NOTE - there is also the concept of congruencies - or strengths within activity systems. Where appropriate these systems strengths and positive alignments are helpful to note <text:reference-mark-start text:name="ZOTERO_ITEM CSL_CITATION {&quot;citationID&quot;:&quot;wpfrniyt&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IOWrrn7ZfS"/>(Kamanga and Alexander, 2021)<text:reference-mark-end text:name="ZOTERO_ITEM CSL_CITATION {&quot;citationID&quot;:&quot;wpfrniyt&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IOWrrn7ZfS"/>.</text:p>
      <text:p text:style-name="P51">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qdmcuurx&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lKcwTGwkEB"/><text:span text:style-name="T7">(Sannino and Engeström, 2018)</text:span><text:reference-mark-end text:name="ZOTERO_ITEM CSL_CITATION {&quot;citationID&quot;:&quot;qdmcuurx&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lKcwTGwkEB"/>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2" text:outline-level="2"><text:bookmark-start text:name="data-gathering-and-preparation"/>Data Gathering and Preparation<text:bookmark-end text:name="data-gathering-and-preparation"/></text:h>
      <text:h text:style-name="Heading_20_3" text:outline-level="3"><text:bookmark-start text:name="aligning-data-gathering-and-analysis-with-socio-cultural-approach"/>Aligning data gathering and analysis with socio cultural approach<text:bookmark-end text:name="aligning-data-gathering-and-analysis-with-socio-cultural-approach"/></text:h>
      <text:p text:style-name="First_20_paragraph">My process is informed by the work previously explored, specifically Rogoff,</text:p>
      <text:p text:style-name="Text_20_body">The process is a suitable approach for informal education.</text:p>
      <text:p text:style-name="Text_20_body">The research questions invite a broad spectrum of analysis - cultural and social factors.</text:p>
      <text:p text:style-name="Text_20_body">The depth justifies smaller data size and depth of analysis.</text:p>
      <text:p text:style-name="Text_20_body">One of the challenges of adopting a naturalistic research approach is to work with material gathered to find and describe patterns of behaviour. Large amounts of video data are being gathered, up to 20 hours of footage for each 2 hour session.</text:p>
      <text:p text:style-name="Text_20_body">Turning attention to the gathering and analysis of other data, such a rich set of data, will allow the cross referencing of the many sources.</text:p>
      <text:p text:style-name="Text_20_body">Again while diversity of data invites drawing on diverse methods of analysis, AT will provide a foundation for the analysis of these diverse data.</text:p>
      <text:h text:style-name="Heading_20_3" text:outline-level="3"><text:bookmark-start text:name="data-processing"/>Data Processing<text:bookmark-end text:name="data-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text:soft-page-break/>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8">
        <text:list-item>
          <text:p text:style-name="P32">intrusive feel - having the webcam on and the resulting red light on the screen, I felt was less conducive to feeling comfortable than one 360 camera in the middle of the room.</text:p>
        </text:list-item>
        <text:list-item>
          <text:p text:style-name="P32">less resources - recording webcam on the laptop</text:p>
        </text:list-item>
        <text:list-item>
          <text:p text:style-name="P32">reduced video file size of final data file</text:p>
        </text:list-item>
        <text:list-item>
          <text:p text:style-name="P32">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Learnings and recommendations<text:bookmark-end text:name="learnings-and-recommendations"/></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text:soft-page-break/>Data analysis methods and justification<text:bookmark-end text:name="data-analysis-methods-and-justification"/></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interview-data"/>Interview data<text:bookmark-end text:name="interview-data"/></text:h>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Limitations, in retrospect, shorter interviews more regularly in the process would have been benefi</text:p>
      <text:h text:style-name="Heading_20_4" text:outline-level="4"><text:bookmark-start text:name="limitations-in-interview-data"/>Limitations in interview data<text:bookmark-end text:name="limitations-in-interview-data"/></text:h>
      <text:p text:style-name="First_20_paragraph">In retrospect, shorter interviews at more regular intervals with participants would have been useful as for some a re</text:p>
      <text:h text:style-name="Heading_20_3" text:outline-level="3"><text:bookmark-start text:name="other-data"/>Other data<text:bookmark-end text:name="other-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29">
        <text:list-item>
          <text:p text:style-name="P33">Book Journal pages</text:p>
        </text:list-item>
        <text:list-item>
          <text:p text:style-name="P33">Digital journal entries directly in response to teaching sessions</text:p>
        </text:list-item>
        <text:list-item>
          <text:p text:style-name="P33">Additional teaching resources</text:p>
        </text:list-item>
      </text:list>
      <text:p text:style-name="First_20_paragraph">Journal Notes were used in the following ways: (perhaps code this)</text:p>
      <text:list text:style-name="L30">
        <text:list-item>
          <text:p text:style-name="P34"><text:soft-page-break/>as a reflective tool after sessions</text:p>
        </text:list-item>
        <text:list-item>
          <text:p text:style-name="P34">as a note pad to plan resource creation</text:p>
        </text:list-item>
        <text:list-item>
          <text:p text:style-name="P34">as a sketch pad to explore the relationship between Concepts being explored and existing game making frameworks</text:p>
        </text:list-item>
        <text:list-item>
          <text:p text:style-name="P34">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created as part of the game making process include text-based games, pixel art, digital audio sound effects and background music.</text:p>
      <text:h text:style-name="Heading_20_2" text:outline-level="2"><text:bookmark-start text:name="analysis-of-video-overview"/>Analysis of Video overview<text:bookmark-end text:name="analysis-of-video-overview"/></text:h>
      <text:h text:style-name="Heading_20_3" text:outline-level="3"><text:bookmark-start text:name="rational-and-approach-of-video-data-analysis"/>Rational and approach of video data analysis<text:bookmark-end text:name="rational-and-approach-of-video-data-analysis"/></text:h>
      <text:p text:style-name="First_20_paragraph">Video data analysis involved description and transcription of video data and thematic analysis of the contents.</text:p>
      <text:p text:style-name="Text_20_body">Schema for initial thematic analysis was informed by literature review, early analysis of journal entries. Some elements were refined based on emerging data.</text:p>
      <text:p text:style-name="Text_20_body">Overall analysis helped to:</text:p>
      <text:list text:style-name="L31">
        <text:list-item>
          <text:p text:style-name="P35">as a process to get closer to the data</text:p>
        </text:list-item>
        <text:list-item>
          <text:p text:style-name="P35">to contrast thematic analysis of the stages of design with other learning models like PBL</text:p>
        </text:list-item>
        <text:list-item>
          <text:p text:style-name="P35">to identify roles through repeated patterns of interactions</text:p>
        </text:list-item>
        <text:list-item>
          <text:p text:style-name="P35">to reflect on the thesis questions</text:p>
        </text:list-item>
      </text:list>
      <text:p text:style-name="First_20_paragraph">LATER - Following the approach of Morcom <text:reference-mark-start text:name="ZOTERO_ITEM CSL_CITATION {&quot;citationID&quot;:&quot;sokvpxfu&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QMY1xPecBK"/>(Morcom, 2014)<text:reference-mark-end text:name="ZOTERO_ITEM CSL_CITATION {&quot;citationID&quot;:&quot;sokvpxfu&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QMY1xPecBK"/> I drew on Rogoff’s <text:reference-mark-start text:name="ZOTERO_ITEM CSL_CITATION {&quot;citationID&quot;:&quot;qnqnprat&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5Gb4o0OYMo"/>(1995)<text:reference-mark-end text:name="ZOTERO_ITEM CSL_CITATION {&quot;citationID&quot;:&quot;qnqnprat&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5Gb4o0OYMo"/> three planes of sociocultural activity used to help understand activity in a Community of Learners.</text:p>
      <text:h text:style-name="Heading_20_2" text:outline-level="2"><text:bookmark-start text:name="detailed-transcription-of-video-sources"/>Detailed transcription of video sources<text:bookmark-end text:name="detailed-transcription-of-video-sources"/></text:h>
      <text:h text:style-name="Heading_20_3" text:outline-level="3"><text:bookmark-start text:name="transcriptiondescription-of-data"/>Transcription/description of data<text:bookmark-end text:name="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ext:soft-page-break/>To aid the process of coding, I broke up analysis of in 5 minute sections. In addition, when these sections were described I imported data into envi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grades-of-video-data-analysis"/>Grades of video data analysis<text:bookmark-end text:name="grades-of-video-data-analysis"/></text:h>
      <text:p text:style-name="First_20_paragraph">Describing different grades and pass overs of the video data.</text:p>
      <text:list text:style-name="L32">
        <text:list-item>
          <text:p text:style-name="P36">quick analysis</text:p>
        </text:list-item>
        <text:list-item>
          <text:p text:style-name="P36">sections coded and described in 5 minute chunks</text:p>
        </text:list-item>
        <text:list-item>
          <text:p text:style-name="P36">themes of interest identified - in relation to evolving RQs as per DBR</text:p>
        </text:list-item>
        <text:list-item>
          <text:p text:style-name="P36">some sections transcribed in more details based in themes, more detail on gesture analysis also added</text:p>
        </text:list-item>
      </text:list>
      <text:p text:style-name="First_20_paragraph">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text:p>
      <text:p text:style-name="Text_20_body">This generated points for results chapters.</text:p>
      <text:list text:style-name="L33">
        <text:list-item>
          <text:p text:style-name="P37">Full transcription of key moments: and description of participant activity, activity on screen including simple gesture analysis</text:p>
        </text:list-item>
      </text:list>
      <text:p text:style-name="First_20_paragraph">A page of quick analysis of the files online here helped to shape that decision on what sections https://docs.google.com/document/d/1vpAIqHPg_Z0S5MWeS0rBTvxCL1N9NQButam4Ozq39Ek/edit#</text:p>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 process of transcribing into 5 minutes sections involved - description - identification of 3 planes, different use of AT scopes (next chapter) - level of response to key characteristics interventions</text:p>
      <text:p text:style-name="Text_20_body"><text:soft-page-break/>Criteria for inclusion included both practical and theoretical considerations.</text:p>
      <text:list text:style-name="L34">
        <text:list-item>
          <text:p text:style-name="P38">Good quality recording</text:p>
        </text:list-item>
        <text:list-item>
          <text:p text:style-name="P38">Diversity of kinds of participants, ages especially</text:p>
        </text:list-item>
        <text:list-item>
          <text:p text:style-name="P38">Diversity of participant actions in terms of tasks being worked on</text:p>
        </text:list-item>
        <text:list-item>
          <text:p text:style-name="P38">Diversity of kinds of pair and peer interactions</text:p>
        </text:list-item>
      </text:list>
      <text:h text:style-name="Heading_20_4" text:outline-level="4"><text:bookmark-start text:name="incorporating-gesture-and-wider-movement-in-analysis"/>Incorporating gesture and wider movement in analysis<text:bookmark-end text:name="incorporating-gesture-and-wider-movement-in-analysis"/></text:h>
      <text:p text:style-name="First_20_paragraph">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ronise and then to play both video sources side by side, the additional information really aided the description process in adding detail to the interpretations of motivations of participants.</text:p>
      <text:p text:style-name="Text_20_body">In some exchanges, 360 data was vital to explain spoken word. For an example see the vignette in chapter 6.</text:p>
      <text:h text:style-name="Heading_20_4" text:outline-level="4"><text:bookmark-start text:name="using-a-3-planes-approach"/>Using a 3 Planes Approach<text:bookmark-end text:name="using-a-3-planes-approach"/></text:h>
      <text:p text:style-name="First_20_paragraph">WHY NOT GROUNDED? OR TO WHAT EXTENT WAS IT GROUNDED? IN THE AREA OF INTERPERSONAL ACTIVITY.</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The process aligns with AT analysis in the scope of the activity - and in the separation out of the community level of the triangle added by Engestrom .</text:p>
      <text:p text:style-name="Text_20_body">RQx addresses the formation of a game-making community. This process is co-constituted by planners, facilitators, parents and children. This dynamism and dialogue can be captured in this framwork using the concept of guided participation.</text:p>
      <text:list text:style-name="L35">
        <text:list-item>
          <text:p text:style-name="P39">The advantages of drawing on funds of knowledge, and the activities that I used to do this, as well as connecting to wider communities are address well with the plane of culture, in the concept of Apprenticeship.</text:p>
        </text:list-item>
      </text:list>
      <text:p text:style-name="First_20_paragraph">While more complex, the plane of more individual participatory appropriation, allows for alignment and then transfer to more formal learning environments. This then makes this research more relevant to class room and guided sessions.</text:p>
      <text:list text:style-name="L36">
        <text:list-item>
          <text:p text:style-name="P40">While the three planes provided a higher level framework, the specifics of the data gave greater granularity and formed sub categories of coding - thus avoiding the problem of analytic preconceptions</text:p>
        </text:list-item>
      </text:list>
      <text:h text:style-name="Heading_20_2" text:outline-level="2"><text:bookmark-start text:name="thematic-analysis-of-video-data"/><text:soft-page-break/>Thematic analysis of video data<text:bookmark-end text:name="thematic-analysis-of-video-data"/></text:h>
      <text:p text:style-name="First_20_paragraph">NOTE COMPRESS THIS SECTION</text:p>
      <text:p text:style-name="Text_20_body">How much emphasis to place on the Thematic Analysis is questionable. The process served to help answer the research questions in general way as an additional interpretive tools to aid researcher reflection and to help get close to the data.</text:p>
      <text:h text:style-name="Heading_20_3" text:outline-level="3"><text:bookmark-start text:name="notes-on-underpinning-of-thematic-analysis-of-video-data"/>Notes on Underpinning of Thematic Analysis of Video Data<text:bookmark-end text:name="notes-on-underpinning-of-thematic-analysis-of-video-data"/></text:h>
      <text:p text:style-name="First_20_paragraph">Summary of thematic analysis - https://www.plymouth.ac.uk/uploads/production/document/path/18/18247/Kiger_and_Varpio__2020__Thematic_analysis_of_qualitative_data_AMEE_Guide_No_131.pdf</text:p>
      <text:h text:style-name="Heading_20_4" text:outline-level="4"><text:bookmark-start text:name="what-was-excluded-and-rationale"/>What was Excluded and Rationale<text:bookmark-end text:name="what-was-excluded-and-rationale"/></text:h>
      <text:p text:style-name="First_20_paragraph">The following themes were excluded but did emerge as potential learning outcomes in the final model;</text:p>
      <text:list text:style-name="L37">
        <text:list-item>
          <text:p text:style-name="P41">Elements of Computational Thinking</text:p>
        </text:list-item>
        <text:list-item>
          <text:p text:style-name="P41">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cxcmhfhr&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yPbKb8xImi"/>(2009)<text:reference-mark-end text:name="ZOTERO_ITEM CSL_CITATION {&quot;citationID&quot;:&quot;cxcmhfhr&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yPbKb8xImi"/>.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ext:soft-page-break/>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51">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grqvvua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H4DmtvNM3T"/><text:span text:style-name="T7">(Wi̇Narno, 2020)</text:span><text:reference-mark-end text:name="ZOTERO_ITEM CSL_CITATION {&quot;citationID&quot;:&quot;grqvvuap&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H4DmtvNM3T"/>. Engineering is Elementary project adapted from the ABET (Accreditation Board for Engineering and Technology) guidelines <text:reference-mark-start text:name="ZOTERO_ITEM CSL_CITATION {&quot;citationID&quot;:&quot;jqciwpcu&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crUS3vDzw9"/>(Syukri et al., 2018)<text:reference-mark-end text:name="ZOTERO_ITEM CSL_CITATION {&quot;citationID&quot;:&quot;jqciwpcu&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crUS3vDzw9"/> involves the following steps; Ask, Imagine, Plan, Create, Test, Improve, Share <text:reference-mark-start text:name="ZOTERO_ITEM CSL_CITATION {&quot;citationID&quot;:&quot;rlmhfgoh&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RTMsUkZ0x1"/>(Hester and Cunningham, 2007)<text:reference-mark-end text:name="ZOTERO_ITEM CSL_CITATION {&quot;citationID&quot;:&quot;rlmhfgoh&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RTMsUkZ0x1"/>.</text:p>
      <text:p text:style-name="Text_20_body">It has been adopted by the area of computing is one used in a recent book on coding by Bers <text:reference-mark-start text:name="ZOTERO_ITEM CSL_CITATION {&quot;citationID&quot;:&quot;xhvqreby&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6mRi8KAsmb"/>(Bers, 2021)<text:reference-mark-end text:name="ZOTERO_ITEM CSL_CITATION {&quot;citationID&quot;:&quot;xhvqreby&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6mRi8KAsmb"/>.</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NOTE THIS IS NOT REALLY USED IN DATA - thus make minimal - OR MOVE - IN DESIGN? PROBABLY JUST REFERENCE REALLY BRIEFLY AND PICK UP IN DESIGN</text:p>
      <text:p text:style-name="Text_20_body">Coding based on the game elements that are being added to the game serves to xxx ?</text:p>
      <text:p text:style-name="Text_20_body">The process of learning game making through deepening your knowledge of game elements is explored by Schell <text:reference-mark-start text:name="ZOTERO_ITEM CSL_CITATION {&quot;citationID&quot;:&quot;skfverij&quot;,&quot;properties&quot;:{&quot;formattedCitation&quot;:&quot;(2008)&quot;,&quot;plainCitation&quot;:&quot;(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nw2Y1dafol"/>(2008)<text:reference-mark-end text:name="ZOTERO_ITEM CSL_CITATION {&quot;citationID&quot;:&quot;skfverij&quot;,&quot;properties&quot;:{&quot;formattedCitation&quot;:&quot;(2008)&quot;,&quot;plainCitation&quot;:&quot;(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nw2Y1dafol"/>.</text:p>
      <text:p text:style-name="Text_20_body">As way of coding initially I considered the MDA framework for the simplicity and the focus on the user experience being taken into account.</text:p>
      <text:list text:style-name="L38">
        <text:list-item>
          <text:p text:style-name="P42">mechanics</text:p>
        </text:list-item>
        <text:list-item>
          <text:p text:style-name="P42"><text:soft-page-break/>aesthetics</text:p>
        </text:list-item>
        <text:list-item>
          <text:p text:style-name="P42">dynamics</text:p>
        </text:list-item>
      </text:list>
      <text:p text:style-name="First_20_paragraph">Finally i used the xx</text:p>
      <text:p text:style-name="Text_20_body"/>
      <text:h text:style-name="Heading_20_3" text:outline-level="3"><text:bookmark-start text:name="proposal-coding-impact-on-design-processes-on-learner-agency---boiled-down--"/>PROPOSAL Coding impact on design/ processes on learner agency - boiled down -<text:bookmark-end text:name="proposal-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9">
        <text:list-item>
          <text:p text:style-name="P43">learners developing agency through personal expression of home and other Identities</text:p>
        </text:list-item>
        <text:list-item>
          <text:p text:style-name="P43">agency through choice over pathway via GDPS</text:p>
        </text:list-item>
        <text:list-item>
          <text:p text:style-name="P43">agency through flexible design cycle pathways, especially via community playtesting</text:p>
        </text:list-item>
        <text:list-item>
          <text:p text:style-name="P43">developing agency through celebration of different game maker styles</text:p>
        </text:list-item>
        <text:list-item>
          <text:p text:style-name="P43">authenticity of tool use, especially docs and access to Community</text:p>
        </text:list-item>
        <text:list-item>
          <text:p text:style-name="P43">authenticity of audience - and role of drama to facilitate reflection</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p text:style-name="Text_20_body">This ended up being the most useful - allowing different uses of GDPs to emerge from the process.</text:p>
      <text:h text:style-name="Heading_20_3" text:outline-level="3"><text:bookmark-start text:name="discussion-on-evolving-coding-process---perhaps-shift-to-last-chapter-finally"/><text:soft-page-break/>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0">
        <text:list-item>
          <text:p text:style-name="P44">More than one iteration.</text:p>
        </text:list-item>
        <text:list-item>
          <text:p text:style-name="P44">In different settings</text:p>
        </text:list-item>
        <text:list-item>
          <text:p text:style-name="P44">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text:soft-page-break/>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1">
        <text:list-item>
          <text:p text:style-name="P45">Computation thinking &amp; systems thinking</text:p>
        </text:list-item>
        <text:list-item>
          <text:p text:style-name="P45">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2">
        <text:list-item>
          <text:p text:style-name="P46">What pedagogical tools and processes are available to support novices to overcome barriers to game coding and design?</text:p>
        </text:list-item>
        <text:list-item>
          <text:p text:style-name="P46">How can learners build agency in an evolving community of game makers?</text:p>
        </text:list-item>
        <text:list-item>
          <text:p text:style-name="P46">How can game design patterns support the development of coding practices with novices?</text:p>
        </text:list-item>
      </text:list>
      <text:p text:style-name="P2"><text:soft-page-break/>RQ1</text:p>
      <text:list text:style-name="L43">
        <text:list-item>
          <text:p text:style-name="P47">Both barriers and tools / processes are explored in the literature review</text:p>
        </text:list-item>
        <text:list-item>
          <text:p text:style-name="P47">Interviews with practitioners in chapter 4 guided the design in broad principles.</text:p>
        </text:list-item>
        <text:list-item>
          <text:p text:style-name="P47">Barriers are explored in chapter 4 on evolution of the design</text:p>
        </text:list-item>
        <text:list-item>
          <text:p text:style-name="P47">Tools and processes in results chapters 5 and 6.</text:p>
        </text:list-item>
      </text:list>
      <text:p text:style-name="P2">RQ2</text:p>
      <text:list text:style-name="L44">
        <text:list-item>
          <text:p text:style-name="P48">Interviews with participants some informal and some formal instructed directly adaptations to design</text:p>
        </text:list-item>
        <text:list-item>
          <text:p text:style-name="P48">Analysis of video data</text:p>
        </text:list-item>
      </text:list>
      <text:p text:style-name="P2">RQ3</text:p>
      <text:list text:style-name="L45">
        <text:list-item>
          <text:p text:style-name="P49">Interviews with participants some informal and some formal instructed directly adaptations to design</text:p>
        </text:list-item>
        <text:list-item>
          <text:p text:style-name="P49">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D&quot;:&quot;lgqfjnli&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OY7y61J5hJ"/>(Barab et al., 2019)<text:reference-mark-end text:name="ZOTERO_ITEM CSL_CITATION {&quot;citationID&quot;:&quot;lgqfjnli&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OY7y61J5hJ"/>.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text:soft-page-break/>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30">Practical factors</text:p>
      <text:p text:style-name="Text_20_body">Key contextual factors have facilitated and shaped development of the research design including:</text:p>
      <text:list text:style-name="L46">
        <text:list-item>
          <text:p text:style-name="P50">Impact of research practicalities</text:p>
        </text:list-item>
        <text:list-item>
          <text:p text:style-name="P50">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On the details of the design<text:bookmark-end text:name="on-the-details-of-the-design"/></text:h>
      <text:p text:style-name="First_20_paragraph">More than a design the result was a dynamic community which is analysed on several scopes of activity.</text:p>
      <text:p text:style-name="Text_20_body">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text:soft-page-break/>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wrukdlcp&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fqfkRDf61I"/>(Patterson et al., 2019)<text:reference-mark-end text:name="ZOTERO_ITEM CSL_CITATION {&quot;citationID&quot;:&quot;wrukdlcp&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fqfkRDf61I"/>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D&quot;:&quot;zycabxxb&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ifLUR81GwV"/>(Iivari and Kuutti, 2017; Iversen et al., 2018)<text:reference-mark-end text:name="ZOTERO_ITEM CSL_CITATION {&quot;citationID&quot;:&quot;zycabxxb&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ifLUR81GwV"/>, design-based approaches <text:reference-mark-start text:name="ZOTERO_ITEM CSL_CITATION {&quot;citationID&quot;:&quot;vofurbzm&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u4nbQERDdc"/>(Barab and Squire, 2004; Papavlasopoulou et al., 2019)<text:reference-mark-end text:name="ZOTERO_ITEM CSL_CITATION {&quot;citationID&quot;:&quot;vofurbzm&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u4nbQERDdc"/> and formative interventions <text:reference-mark-start text:name="ZOTERO_ITEM CSL_CITATION {&quot;citationID&quot;:&quot;cvznaehq&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upTFBH0M9x"/>(Cole, 2006; Blunden, 2023)<text:reference-mark-end text:name="ZOTERO_ITEM CSL_CITATION {&quot;citationID&quot;:&quot;cvznaehq&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upTFBH0M9x"/>.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text:soft-page-break/>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qqlazjyc&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sjkwhLCpBT"/>(Cole, 2006)<text:reference-mark-end text:name="ZOTERO_ITEM CSL_CITATION {&quot;citationID&quot;:&quot;qqlazjyc&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sjkwhLCpBT"/>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Methodology</dc:title>
    <dc:description/>
    <dc:subject/>
    <meta:keyword/>
    <meta:initial-creator/>
    <dc:creator>Mick Chesterman</dc:creator>
    <meta:creation-date>2024-03-06T13:59:09Z</meta:creation-date>
    <dc:date>2024-03-06T13:59:41.477508217</dc:date>
    <meta:editing-duration>PT23S</meta:editing-duration>
    <meta:editing-cycles>1</meta:editing-cycles>
    <meta:document-statistic meta:table-count="0" meta:image-count="0" meta:object-count="0" meta:page-count="26" meta:paragraph-count="449" meta:word-count="9057" meta:character-count="57725" meta:non-whitespace-character-count="49247"/>
    <meta:user-defined meta:name="ZOTERO_PREF_1">&lt;data data-version="3" zotero-version="6.0.30"&gt;&lt;session id="rqdpskAS"/&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